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roxima-nova" svg:font-family="proxima-nova, quo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text-properties style:font-name="Tahoma" fo:font-size="9pt" style:font-size-asian="9pt" style:font-size-complex="9pt"/>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4925in" fo:margin-right="0in" fo:text-indent="0in" style:auto-text-indent="false"/>
      <style:text-properties style:font-name="Tahoma" fo:font-size="9pt" style:font-size-asian="9pt" style:font-size-complex="9pt"/>
    </style:style>
    <style:style style:name="P5" style:family="paragraph" style:parent-style-name="Standard">
      <style:paragraph-properties fo:margin-left="0.4925in" fo:margin-right="0in" fo:text-indent="0in" style:auto-text-indent="false"/>
      <style:text-properties fo:font-size="9pt" style:font-size-asian="9pt" style:font-size-complex="9pt"/>
    </style:style>
    <style:style style:name="P6" style:family="paragraph" style:parent-style-name="Standard">
      <style:paragraph-properties fo:margin-left="0.4925in" fo:margin-right="0in" fo:text-indent="0in" style:auto-text-indent="false" fo:break-before="page"/>
      <style:text-properties style:font-name="Tahoma" fo:font-size="9pt" style:font-size-asian="9pt" style:font-size-complex="9pt"/>
    </style:style>
    <style:style style:name="P7" style:family="paragraph" style:parent-style-name="Text_20_body">
      <style:paragraph-properties fo:margin-left="0.4925in" fo:margin-right="0in" fo:margin-top="0.1665in" fo:margin-bottom="0.0835in" fo:text-indent="0in" style:auto-text-indent="false"/>
      <style:text-properties style:font-name="Arial" style:font-name-asian="Microsoft YaHei" style:font-name-complex="Lucida Sans"/>
    </style:style>
    <style:style style:name="P8" style:family="paragraph" style:parent-style-name="Standard" style:list-style-name="L2">
      <style:text-properties fo:font-size="9pt" style:font-size-asian="9pt" style:font-size-complex="9pt"/>
    </style:style>
    <style:style style:name="P9" style:family="paragraph" style:parent-style-name="Standard" style:list-style-name="L3">
      <style:text-properties fo:font-size="9pt" style:font-size-asian="9pt" style:font-size-complex="9pt"/>
    </style:style>
    <style:style style:name="P10" style:family="paragraph" style:parent-style-name="Standard" style:list-style-name="L4">
      <style:text-properties fo:font-size="9pt" style:font-size-asian="9pt" style:font-size-complex="9pt"/>
    </style:style>
    <style:style style:name="P11" style:family="paragraph" style:parent-style-name="Standard" style:list-style-name="L5">
      <style:text-properties fo:font-size="9pt" style:font-size-asian="9pt" style:font-size-complex="9pt"/>
    </style:style>
    <style:style style:name="P12" style:family="paragraph" style:parent-style-name="Standard" style:list-style-name="L6">
      <style:text-properties fo:font-size="9pt" style:font-size-asian="9pt" style:font-size-complex="9pt"/>
    </style:style>
    <style:style style:name="P13" style:family="paragraph" style:parent-style-name="Standard" style:list-style-name="L7">
      <style:text-properties fo:font-size="9pt" style:font-size-asian="9pt" style:font-size-complex="9pt"/>
    </style:style>
    <style:style style:name="P14" style:family="paragraph" style:parent-style-name="Standard" style:list-style-name="L8">
      <style:text-properties fo:font-size="9pt" style:font-size-asian="9pt" style:font-size-complex="9pt"/>
    </style:style>
    <style:style style:name="P15" style:family="paragraph" style:parent-style-name="Standard" style:list-style-name="L10"/>
    <style:style style:name="P16" style:family="paragraph" style:parent-style-name="Standard" style:list-style-name="L11">
      <style:text-properties style:font-name="Tahoma" fo:font-size="9pt" style:font-size-asian="9pt" style:font-size-complex="9pt"/>
    </style:style>
    <style:style style:name="P17" style:family="paragraph" style:parent-style-name="Standard" style:list-style-name="L13">
      <style:text-properties style:font-name="Tahoma" fo:font-size="9pt" style:font-size-asian="9pt" style:font-size-complex="9pt"/>
    </style:style>
    <style:style style:name="P18" style:family="paragraph" style:parent-style-name="Standard" style:list-style-name="L14">
      <style:text-properties style:font-name="Tahoma" fo:font-size="9pt" style:font-size-asian="9pt" style:font-size-complex="9pt"/>
    </style:style>
    <style:style style:name="P19" style:family="paragraph" style:parent-style-name="Standard" style:list-style-name="L15">
      <style:text-properties style:font-name="Tahoma" fo:font-size="9pt" style:font-size-asian="9pt" style:font-size-complex="9pt"/>
    </style:style>
    <style:style style:name="P20" style:family="paragraph" style:parent-style-name="Standard" style:list-style-name="L16">
      <style:text-properties style:font-name="Tahoma" fo:font-size="9pt" style:font-size-asian="9pt" style:font-size-complex="9pt"/>
    </style:style>
    <style:style style:name="P21" style:family="paragraph" style:parent-style-name="Standard" style:list-style-name="L17">
      <style:text-properties style:font-name="Tahoma" fo:font-size="9pt" style:font-size-asian="9pt" style:font-size-complex="9pt"/>
    </style:style>
    <style:style style:name="P22" style:family="paragraph" style:parent-style-name="Standard" style:list-style-name="L18">
      <style:text-properties style:font-name="Tahoma" fo:font-size="9pt" style:font-size-asian="9pt" style:font-size-complex="9pt"/>
    </style:style>
    <style:style style:name="P23" style:family="paragraph" style:parent-style-name="Standard" style:list-style-name="L19">
      <style:text-properties style:font-name="Tahoma" fo:font-size="9pt" style:font-size-asian="9pt" style:font-size-complex="9pt"/>
    </style:style>
    <style:style style:name="P24" style:family="paragraph" style:parent-style-name="Standard" style:list-style-name="L20">
      <style:text-properties style:font-name="Tahoma" fo:font-size="9pt" style:font-size-asian="9pt" style:font-size-complex="9pt"/>
    </style:style>
    <style:style style:name="P25" style:family="paragraph" style:parent-style-name="Standard" style:list-style-name="L21">
      <style:text-properties style:font-name="Tahoma" fo:font-size="9pt" style:font-size-asian="9pt" style:font-size-complex="9pt"/>
    </style:style>
    <style:style style:name="P26" style:family="paragraph" style:parent-style-name="Standard" style:list-style-name="L22">
      <style:text-properties style:font-name="Tahoma" fo:font-size="9pt" style:font-size-asian="9pt" style:font-size-complex="9pt"/>
    </style:style>
    <style:style style:name="P27" style:family="paragraph" style:parent-style-name="Standard" style:list-style-name="L23">
      <style:text-properties style:font-name="Tahoma" fo:font-size="9pt" style:font-size-asian="9pt" style:font-size-complex="9pt"/>
    </style:style>
    <style:style style:name="P28" style:family="paragraph" style:parent-style-name="Standard" style:list-style-name="L24">
      <style:text-properties style:font-name="Tahoma" fo:font-size="9pt" style:font-size-asian="9pt" style:font-size-complex="9pt"/>
    </style:style>
    <style:style style:name="P29" style:family="paragraph" style:parent-style-name="Standard" style:list-style-name="L25">
      <style:text-properties style:font-name="Tahoma" fo:font-size="9pt" style:font-size-asian="9pt" style:font-size-complex="9pt"/>
    </style:style>
    <style:style style:name="P30" style:family="paragraph" style:parent-style-name="Standard" style:list-style-name="L27">
      <style:text-properties style:font-name="Tahoma" fo:font-size="9pt" style:font-size-asian="9pt" style:font-size-complex="9pt"/>
    </style:style>
    <style:style style:name="P31" style:family="paragraph" style:parent-style-name="Standard" style:list-style-name="L29">
      <style:text-properties style:font-name="Tahoma" fo:font-size="9pt" style:font-size-asian="9pt" style:font-size-complex="9pt"/>
    </style:style>
    <style:style style:name="P32" style:family="paragraph" style:parent-style-name="Standard" style:list-style-name="L31">
      <style:text-properties style:font-name="Tahoma" fo:font-size="9pt" style:font-size-asian="9pt" style:font-size-complex="9pt"/>
    </style:style>
    <style:style style:name="P33" style:family="paragraph" style:parent-style-name="Standard" style:list-style-name="L33">
      <style:text-properties style:font-name="Tahoma" fo:font-size="9pt" style:font-size-asian="9pt" style:font-size-complex="9pt"/>
    </style:style>
    <style:style style:name="P34" style:family="paragraph" style:parent-style-name="Standard" style:list-style-name="L35">
      <style:text-properties style:font-name="Tahoma" fo:font-size="9pt" style:font-size-asian="9pt" style:font-size-complex="9pt"/>
    </style:style>
    <style:style style:name="P35" style:family="paragraph" style:parent-style-name="Standard" style:list-style-name="L12"/>
    <style:style style:name="P36" style:family="paragraph" style:parent-style-name="Standard" style:list-style-name="L36"/>
    <style:style style:name="P37" style:family="paragraph" style:parent-style-name="Standard" style:list-style-name="L37"/>
    <style:style style:name="P38" style:family="paragraph" style:parent-style-name="Standard" style:list-style-name="L38"/>
    <style:style style:name="P39" style:family="paragraph" style:parent-style-name="Standard" style:list-style-name="L39"/>
    <style:style style:name="P40" style:family="paragraph" style:parent-style-name="Standard" style:list-style-name="L40"/>
    <style:style style:name="P41" style:family="paragraph" style:parent-style-name="Standard" style:list-style-name="L41"/>
    <style:style style:name="P42" style:family="paragraph" style:parent-style-name="Standard" style:list-style-name="L43"/>
    <style:style style:name="P43" style:family="paragraph" style:parent-style-name="Standard" style:list-style-name="L1">
      <style:paragraph-properties fo:margin-left="0.4925in" fo:margin-right="0in" fo:text-indent="0in" style:auto-text-indent="false"/>
      <style:text-properties fo:font-size="9pt" style:font-size-asian="9pt" style:font-size-complex="9pt"/>
    </style:style>
    <style:style style:name="P44" style:family="paragraph" style:parent-style-name="Standard" style:list-style-name="L3">
      <style:paragraph-properties fo:margin-left="0.4925in" fo:margin-right="0in" fo:text-indent="0in" style:auto-text-indent="false"/>
      <style:text-properties fo:font-size="9pt" style:font-size-asian="9pt" style:font-size-complex="9pt"/>
    </style:style>
    <style:style style:name="P45" style:family="paragraph" style:parent-style-name="Standard">
      <style:paragraph-properties fo:margin-left="0.4925in" fo:margin-right="0in" fo:text-indent="0in" style:auto-text-indent="false"/>
      <style:text-properties style:font-name="Tahoma" fo:font-size="9pt" style:font-size-asian="9pt" style:font-size-complex="9pt"/>
    </style:style>
    <style:style style:name="P46" style:family="paragraph" style:parent-style-name="Standard" style:list-style-name="L9">
      <style:paragraph-properties fo:margin-left="0.4925in" fo:margin-right="0in" fo:text-indent="0in" style:auto-text-indent="false"/>
      <style:text-properties style:font-name="Tahoma" fo:font-size="9pt" style:font-size-asian="9pt" style:font-size-complex="9pt"/>
    </style:style>
    <style:style style:name="P47" style:family="paragraph" style:parent-style-name="Standard" style:list-style-name="L26">
      <style:paragraph-properties fo:margin-left="0.4925in" fo:margin-right="0in" fo:text-indent="0in" style:auto-text-indent="false"/>
      <style:text-properties style:font-name="Tahoma" fo:font-size="9pt" style:font-size-asian="9pt" style:font-size-complex="9pt"/>
    </style:style>
    <style:style style:name="P48" style:family="paragraph" style:parent-style-name="Standard" style:list-style-name="L28">
      <style:paragraph-properties fo:margin-left="0.4925in" fo:margin-right="0in" fo:text-indent="0in" style:auto-text-indent="false"/>
      <style:text-properties style:font-name="Tahoma" fo:font-size="9pt" style:font-size-asian="9pt" style:font-size-complex="9pt"/>
    </style:style>
    <style:style style:name="P49" style:family="paragraph" style:parent-style-name="Standard" style:list-style-name="L30">
      <style:paragraph-properties fo:margin-left="0.4925in" fo:margin-right="0in" fo:text-indent="0in" style:auto-text-indent="false"/>
      <style:text-properties style:font-name="Tahoma" fo:font-size="9pt" style:font-size-asian="9pt" style:font-size-complex="9pt"/>
    </style:style>
    <style:style style:name="P50" style:family="paragraph" style:parent-style-name="Standard" style:list-style-name="L32">
      <style:paragraph-properties fo:margin-left="0.4925in" fo:margin-right="0in" fo:text-indent="0in" style:auto-text-indent="false"/>
      <style:text-properties style:font-name="Tahoma" fo:font-size="9pt" style:font-size-asian="9pt" style:font-size-complex="9pt"/>
    </style:style>
    <style:style style:name="P51" style:family="paragraph" style:parent-style-name="Standard" style:list-style-name="L42">
      <style:paragraph-properties fo:margin-left="0.4925in" fo:margin-right="0in" fo:text-indent="0in" style:auto-text-indent="false"/>
    </style:style>
    <style:style style:name="P52" style:family="paragraph" style:parent-style-name="Standard" style:list-style-name="L7">
      <style:paragraph-properties fo:margin-left="0in" fo:margin-right="0in" fo:text-indent="0in" style:auto-text-indent="false"/>
    </style:style>
    <style:style style:name="P53" style:family="paragraph" style:parent-style-name="Heading_20_1">
      <style:paragraph-properties fo:margin-top="0.1665in" fo:margin-bottom="0.0835in" fo:keep-with-next="always"/>
      <style:text-properties style:font-name="Arial" style:font-name-asian="Microsoft YaHei" style:font-name-complex="Lucida Sans"/>
    </style:style>
    <style:style style:name="P54" style:family="paragraph" style:parent-style-name="Heading_20_1">
      <style:paragraph-properties fo:margin-top="0.1665in" fo:margin-bottom="0.0835in" fo:break-before="page"/>
      <style:text-properties style:font-name="Arial" style:font-name-asian="Microsoft YaHei" style:font-name-complex="Lucida Sans"/>
    </style:style>
    <style:style style:name="P55" style:family="paragraph" style:parent-style-name="Heading_20_1">
      <style:paragraph-properties fo:break-before="page"/>
    </style:style>
    <style:style style:name="T1" style:family="text">
      <style:text-properties style:font-name="Tahoma" fo:font-size="9pt" style:font-size-asian="9pt" style:font-size-complex="9pt"/>
    </style:style>
    <style:style style:name="T2" style:family="text">
      <style:text-properties fo:color="#333333" style:font-name="proxima-nova"/>
    </style:style>
    <style:style style:name="T3" style:family="text">
      <style:text-properties style:font-name="Tahoma"/>
    </style:style>
    <style:style style:name="T4" style:family="text">
      <style:text-properties style:font-name="Tahoma" fo:font-size="9pt" style:font-size-asian="9pt" style:font-size-complex="9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3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3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Javascript the language</text:p>
      <text:p text:style-name="First_20_line_20_indent">Presenter: Joe Chellman</text:p>
      <text:p text:style-name="First_20_line_20_indent">Created on<text:tab/>2012 11 21</text:p>
      <text:p text:style-name="First_20_line_20_indent">Started on<text:tab/>2018 10 03 13:33</text:p>
      <text:p text:style-name="First_20_line_20_indent">Ended on:<text:tab/>2018 10 00 00:00</text:p>
      <text:p text:style-name="Standard"/>
      <text:p text:style-name="Standard"/>
      <text:h text:style-name="Heading_20_2" text:outline-level="2">Welcome:</text:h>
      <text:p text:style-name="P2"><text:s/>[Voiceover] Hi, I'm Joe Chellman. I'm a web developer and consultant, and also a trainer on various video to brain open source and content management system topics. I've been using JavaScript for around 12 years, so I not only teach on the topic, I use it daily to create websites and pages for my clients and myself. Back when I started creating webpages, HTML was the only language available and you had to code static sites page by page. Since that time, a lot has changed, including the growth of JavaScript, which is now literally almost everywhere on the web, powering some of the most popular and commonly used websites, and enabling pages to run smoothly on both regular sites and mobile apps. </text:p>
      <text:p text:style-name="P2">As with any language, whether it's for computers or humans, a key to really grasping the power behind JavaScript is understanding its syntax. Luckily, it's not very complicated, but still has a lot of expressive power. This course will walk you through JavaScript's syntax basics, from understanding what each element is, to seeing it in action. We'll start of with variables, learning how to declare and assign them, and then running through numbers, strings, Booleans, objects, arrays, and much more. We'll then move on to exploring operators, both arithmetic and logical, and then seeing how conditionals work, and getting a solid feel for how to use loops. </text:p>
      <text:p text:style-name="P2">Finally, we'll dive into understanding functions and how they not only fit into JavaScript, but how they're a little different from functions in many other popular programming languages. With the help of this course, you'll be able to start really understanding the core syntax of JavaScript and how the scripting language works to build powerful and complex functionality on the web. So, let's get started. </text:p>
      <text:p text:style-name="P2"/>
      <text:h text:style-name="P53" text:outline-level="1"/>
      <text:h text:style-name="P54" text:outline-level="1">0.0 What do you already know</text:h>
      <text:h text:style-name="P53" text:outline-level="1">1.0 Getting Started</text:h>
      <text:list xml:id="list4386622325936181584" text:style-name="L1">
        <text:list-item>
          <text:list>
            <text:list-item>
              <text:p text:style-name="P43">Syntax: Learning to read and write</text:p>
            </text:list-item>
          </text:list>
        </text:list-item>
      </text:list>
      <text:list xml:id="list1685574677334202803" text:style-name="L2">
        <text:list-item>
          <text:list>
            <text:list-item>
              <text:p text:style-name="P8">In the next several chapters of this course, we're going to be going over the syntax of the JavaScript language. This is not going to be a complete coverage of every element of JavaScript syntax. Because the goal of the course is to allow you to get conversant in JavaScript. So, the idea is that you won't necessarily be fluent, you won't know every single in and out of the language, but you will be able to read code like this, which is loaded with comments, and some actual functionality, and you'll be able to make sense of it. You'll understand control structures, you'll understand the different kinds of data types that are available, you'll know about how to use variables. You'll understand comments in white space, and generally you'll have a pretty solid understanding of how the language is put together, enough that you can start working with it on your own. <text:s/>That's the goal. Not perfect fluency, but to become conversant. Programming languages are a lot like human spoken languages. You need to learn the grammar in order to be able to use it, but that's not enough to become totally fluent. You need to put in a lot of time reading the language, writing the language, and using it in whatever way you need to do that. With human spoken languages, of course, you need to speak it and with JavaScript you need to not only be able to read it, but also to write it. And after going through this course you should be able to read and write code and begin to do what you need to do using JavaScript. <text:s/>So let's get started. <text:line-break/></text:p>
            </text:list-item>
          </text:list>
        </text:list-item>
      </text:list>
      <text:list xml:id="list8185412048591913439" text:style-name="L3">
        <text:list-item>
          <text:list>
            <text:list-item>
              <text:p text:style-name="P9">Web browsers for learning JavaScript</text:p>
            </text:list-item>
          </text:list>
        </text:list-item>
      </text:list>
      <text:list xml:id="list1674077004696435916" text:style-name="L4">
        <text:list-item>
          <text:list>
            <text:list-item>
              <text:p text:style-name="P10">When you're beginning to work with JavaScript the most convenient way to start interacting with the language is through a JavaScript console in a web browser. In this video we're going to look at some of the examples of toolkits that are available in the different popular web browsers, including some versions of those web browsers that you might not be aware of already. So what we're looking for in these toolkits for our in browser development is the JavaScript console, which is the piece that will let you type out a line of JavaScript. Or more than one line. And be able to execute it immediately and see the results. We're going to be using this a lot. Another feature that's very handy for more advanced work is the Debugger. And different toolkits have different levels of debugging available, but once you get into some pretty serious JavaScript development, you'll find that these features are available and really helpful. One thing that's also interesting about these toolkits is that you can use them to inspect and modify live websites by looking at the code that's there and being able to change it and see the effect. We're not going to be doing that so much, but it is a very interesting feature. So now let's take a look at the actual browsers that are available. First step is the Google Chrome family, which includes Canary. So Google Chrome is a popular web browser from Google, of course, everybody knows that, but there is also a version of it called Chrome Canary. This is a Web Browser that is Updated almost daily instead of on the slower schedule that the regular Chrome updates on. And it includes all of the latest features that impact JavaScript Development among other things. Google as a company does a lot of work with JavaScript and so they tend to have very good debugging tools in their browsers. So I'd encourage you to checkout Chrome Canary as one of the first options for helping you navigate the JavaScript language. But any of these that we're going to look at in this lesson have perfectly adequate consoles for just beginning to interact with JavaScript. Next step is the combination of Firefox, which is, of course, a very popular web browser from the Mozilla Foundation, And Firebug, which is an add-on. Firefox is the only one that actually requires a separate add-on to get the full power of debugging tools. But Firebug was one of the first and still one of the best. So it's worth the effort of just getting that extra add-on and installing it in Firefox, just to have all these tools available. Next up is Safari, which is available for Mac and Windows. But in addition to that, there is the WebKit Nightly Builds. This is sort of the Safari version of the Chrome Canary idea, where everyday there's a new build of what will eventually become another version of Safari. But it's called WebKit. It can be installed alongside Safari, just the way Canary can be installed alongside Chrome, and you can test out the latest features. And then finally, if you're more used to Internet Explorer on Widows, as of the recording of this video Internet Explorer 10 is not yet available as a stable release, but there is a test drive that you can get. And it's Microsoft's latest effort to bring Internet Explorer up to the standards of most of the other web browsers. <text:s/>If you're going to work with Internet Explorer, it's definitely a good idea to get the very latest one. And this Internet Explorer test drive for version 10 is the one to get, for that. When you're just starting to work with JavaScript, any browser that has a JavaScript console, which is any of these, will do. I tend to gravitate more toward the Chrome family and Firefox with Firebug when I'm working, but it's really up to personal preference. So, as long as you have one of these Web Browsers with a JavaScript Console available, you'll be able to follow along with the examples in this course when we're just working through the language. <text:s/>But as you get into more serious JavaScript Development, you may want to explore some of the other options that are available and see if one of them suits your needs a little better.<text:line-break/></text:p>
            </text:list-item>
          </text:list>
        </text:list-item>
      </text:list>
      <text:list xml:id="list34665862" text:continue-list="list8185412048591913439" text:style-name="L3">
        <text:list-item>
          <text:list>
            <text:list-item>
              <text:p text:style-name="P44">How to enable firebug web inspectors</text:p>
            </text:list-item>
          </text:list>
        </text:list-item>
      </text:list>
      <text:list xml:id="list507678589081773103" text:style-name="L5">
        <text:list-item>
          <text:p text:style-name="P11">In this video, we are going to go over how to install and enable Firebug and the various web inspectors that we are going to be using in this course. We'll start with Firefox because it's the only one that actually requires any installation. So the tool we are looking for with Firefox is Firebug, which you can find at GetFirebug.com. So here we <text:soft-page-break/>are. And we have this bright red candy-like button that says Install Firebug. So, click that. And that takes us to the downloads page. Now, on this page you're going to need to determine which version of Firebug you need. <text:s/>Depending on the version of Firefox you're running, you'll need a different version of Firebug. If you're on the most recent version of Firefox, and generally speaking you should be, then you want to get the most recent version, which is very large, right here. Here is the download link. And this takes you to the Mozilla Add-ons page. I realize that this is a lot of steps to get here, but this is how it goes. So, finally, you can click Add to Firefox. And here's the notification that the add on is downloading and now Firefox is confirming that we really want to do this. <text:s/>There are theoretically cases where you could be visiting a malicious website that might try to install an add on that you don't want. So, Firefox will intercept these, even when you're doing it on purpose. We actually do want to do this, so we can click Install Now. Ok, Firebug has been installed, and you can see there's a little button right here now. You can open the add ons manager to see that it's really there, then close that tab. So now the firebug is up here, I can click the little firebug button to enable it. <text:s/>Click it again to disable it. You can also find Firebug here in the tools menu under Web Developer Firebug, and open Firebug. Now, one thing that I recommend you do with Firebug, is in the Firebug menu, now you'll notice this is the same menu that you see up here. This is a little easier to get to. Here in the Firebug menu we have the Firebug UI location and we have various options. Detached will put it in its own window but what I like is to put it over here on the right. So that way you've got a nice view on the left side and then Firebug over here on the right. <text:s/>In a widescreen setup like I'm using here, the horizontal real estate is a little less precious than the vertical real estate. So, I find this to be a little more efficient. And then once you're done with Firebug of course, you can just click that button to turn it off. So, now let's take a look at Chrome Canary. Here we are. Now this is really easy. There's no installation required. Just go up here to the View menu, Developer, and Developer tools. Here we go. <text:s/>Now, as with Firebug, when it first comes up, it's across the bottom of your window. So if we go to this gear menu down here, we get some settings. And dock to right is an option. The web inspector in Chrome doesn't have as many options for moving it around, but we do have this dock to right option. So you can turn that on, close this, and once again we're dealing with a nice use of our screen real estate. So if I switch to standard Chrome, it's basically exactly the same as in Canary these days. <text:s/>View menu, Developer, Developer tools and once again it comes up in the same place. And if you're using one of the latest versions of Chrome, you will once again have this Settings menu with dock to right available. Great. Chrome updates itself automatically but if you want to make sure that you're running the latest versions so that you see all the same things that I'm showing here. You can check your About Chrome, and it will tell you, whether you need, to be updated. <text:s/>So this is the blank page again. And now I'll switch over to Safari. Here we are. Now Safari takes a little more work, but not much. So, we'll go to the Safari menu and open its Preferences, and then here in the Advanced tab, there's this check box, Show Develop in menu Bar. Check this and we have a new menu. Close the Preferences, and here we have Show Web Inspector, and there we go. Now you'll see even though Safari and Chrome are based on the same general framework that is webkit you get something quite a lot different. <text:s/>And this is new in Safari 6 which I'm currently running on Mountain Lion the latest version of Mac OS 10. And the differences are something that I and many other people who work in Javascript are still coming to grips with. So we won't be dealing with this version of the web inspector very much in this course. But it is here and it has pretty much all the functionality you would expect from a web inspector. That said, if you want to use Safari and if you want to use the version of the Web Inspector that's basically standard in other versions of Web Kit, you can use the browser that is actually called Web Kit. <text:s/>That is the Safari nightly builds. So we have that here and we'll go through the same routine that we did. Now you'll see that the menu is still called Safari, not Web Kit. Don't let that confuse you. Go to the preferences again. Now this box is checked because we checked it in the standard version of Safari. So I have to uncheck it, an then recheck it, to make sure that it shows. Close the preferences, and now I'll go to the Develop menu, and show the web inspector. Here we are. Now you can see this is using the same version that we saw in the stable version of Safari. <text:s/>But now, because I'm using web kit, I can choose this option to use the web kit, web inspector. If I check that, suddenly, I have the same thing that we see in Chrome. This is the user interface for the web inspector that I'm used to. And have been using for at least a couple of years now. So this is where I tend to work. You'll notice that there is a gear menu a lot like in Chrome but unfortunately there is no dock to right option available in Web Kit right now. So, for this one, you either have to keep it at the bottom of your window like this which is perfectly functional. Maybe not quite as nice in my opinion as being able to dock it over to the side, but still entirely functional. <text:s/>The other option is to pop it into its own window. And if you do that, you can take your other browser window and put it over here on the side. And you get basically the same thing. You just have two windows to manage instead of just one. So, that is how to install Firebug and how to enable all the web inspectors and Firebug. <text:line-break/></text:p>
        </text:list-item>
      </text:list>
      <text:p text:style-name="P5">1.4 Out friend the text editor</text:p>
      <text:list xml:id="list1626246704181267711" text:style-name="L6">
        <text:list-item>
          <text:p text:style-name="P12">In this video, I'm going to extole the virtues of a good text editor, give you some reasons why you might actually want to have one in your tool kit, even when you're just starting out as a JavaScript programmer. If you're just starting out, you might not have already picked out a text editor that you love. You might not even know why you want one. So, let's go over a few reasons first. One of the main reasons that can jump out at you immediately is syntax highlighting. A good text editor with good syntax highlighting, can make your code much more readable by coloring key words that are reserved in the language, helping you determine where strings are and different features that might not be so easy to read without the use of a little extra color. <text:s/>Another feature that many editors have is code completion. This lets you do things like start writing out the name of, say a function that's build into javascript and then the editor will complete the name for you or give you some options for different completions based on what you've started to type. Some editors will even take that a step further and let you complete words that are in your document that aren't necessarily defined by JavaScript but are things that you've already defined. It can make writing code a lot fasther. And then <text:soft-page-break/>finally, just helping out in general tasks that are related to code writing. <text:s/>So this can be things like writing parenthesis. When you're writing JavaScript or any other programming language you end up writing a lot of parenthesis, curly braces, different kinds of brackets and things, and different editors will offer to close them for you automatically, which can be very nice. They can also help managing indentation, closing or opening HTML tags, and setting all their different attributes. These are just some of the ways that a good text editor will help you in the writing of actual code. So, those are some reasons you might want one, let's go over a few examples. First on the Mac side we have BBEdit and TextWrangler. <text:s/>These are both from the same company, Barebones. BBEdit is a commercial product and TextWrangler is a free product. I've been using BBEdit for a long time, and I find it to be really great in terms of all the features that I find important and the free TextWrangler is a good way to dip your toe into their way of working on text. There are also a couple of good cross-platform options we'll look at. The first is Sublime Text which is a pure text editor. It's a relativly new kid on the block. And its available for Mac, Windows and Linux. <text:s/>It is a large ecosystem of plugins that you can add on to it to add on support for different languages you get interested in other things. But its core features for text editing are quite good without the need for anything else. And then there's Dreamweaver, which is an Adobe product and it's of course much more than simply a text editor. It's a full-on WYSIWYG Web development environment. But it does have a fine text editor built in. It's very good for writing Javascript, and it is available for the Mac or Windows. Now, when you're just getting started using Javascript, you don't need a full-on text editor. You can get by just using a Javascript console in a web browser and experimenting. <text:s/>But as you start to build up knowledge and want to actually get into real javascript projects, you're going to need a good text editor. So I would encourage you to check out some of these options, and of course there are many, many more available on the Internet, and just see what works for you. And in so doing, you should eventually come to a text editor that you like, and supports the way of working that you find most comfortable. So, that's a look at why you might want to have a good text editor and some of the available options. <text:line-break/></text:p>
        </text:list-item>
      </text:list>
      <text:list xml:id="list1341099433937600526" text:style-name="L7">
        <text:list-item>
          <text:list>
            <text:list-item>
              <text:p text:style-name="P13">Additional helpful resources</text:p>
            </text:list-item>
          </text:list>
        </text:list-item>
      </text:list>
      <text:list xml:id="list6671174996006080500" text:style-name="L8">
        <text:list-item>
          <text:list>
            <text:list-item>
              <text:p text:style-name="P14">In this video, we're going to look at a few more helpful resources for learning JavaScript. As you're proceeding through this course, you may find that there are some things that aren't totally clear and that you might want to read a little bit more about, and so, here are a few resources to help you do that. First up is JavaScript: The Good Parts by Douglas Crockford. This is a very good book and you can find a link to that book and a lot of other information that Douglas has published on JavaScript on his website. I found this book to be very helpful in my own JavaScript practice. <text:s/>It's very short and there really aren't any wasted words in it. It is geared more towards experienced programmers but if there's every an aspect of JavaScript that you find ambigious and there certainly are aspects that can be a little bit tricky. His book is very good for clearing up any confusion. The Mozilla devloper network which is at this site is another really goood resource. It's pretty much the most comprehensive website for JavaScript. It has a complete reference of the entire language. It has a guide that will help you work through the language and a lot of other resources. <text:s/>Couldn't recommend it highly enough. If you're interested in programming for WebKit browsers and finding out what is available for mobile devices like iOS devices and things like that. Apple's developer documentation, which you can find at developer.apple.com/library/safari is quite good. And then finally QuirksMode is a website that details differences between different implementations of JavaScript, CSS, and other web technologies between browsers. <text:s/>It's been around for quite a few years, it's a great resource, and if you're ever dealing with issues of browser bugs or other things of that nature that seem mysterious, QuirksMode would be a good place to look for some help. So those are several resources that will be useful to you as you're learning JavaScript. And feel free to refer to them as you're working through this course. <text:line-break/></text:p>
            </text:list-item>
          </text:list>
        </text:list-item>
      </text:list>
      <text:list xml:id="list34649918" text:continue-list="list1341099433937600526" text:style-name="L7">
        <text:list-item>
          <text:list>
            <text:list-header>
              <text:p text:style-name="P52"/>
            </text:list-header>
          </text:list>
        </text:list-item>
      </text:list>
      <text:h text:style-name="Heading_20_1" text:outline-level="1"/>
      <text:h text:style-name="P55" text:outline-level="1">2.0 Variables and Types</text:h>
      <text:list xml:id="list2483044489406533968" text:style-name="L9">
        <text:list-item>
          <text:list>
            <text:list-item>
              <text:p text:style-name="P46">declaring and assigning a variable</text:p>
            </text:list-item>
          </text:list>
        </text:list-item>
      </text:list>
      <text:list xml:id="list4974346420079500120" text:style-name="L10">
        <text:list-item>
          <text:list>
            <text:list-item>
              <text:p text:style-name="P15"><text:span text:style-name="T1">In this video, we're going to talk about variables and how to make them. So here we are in the Chrome Web Inspector. I'm going to switch the console, which is an interactive environment for working with Java script, and I'm going to drag the divider, way over here. So basically, the entire window is taken up by this console. Now, a variable, as you may have heard in math class, is a place to keep things that are unknown. That's one way of looking at it. Another way of looking at it is to tell a computer a name of something. <text:s/>Remember that, as a programmer, you're in charge. And the computer is going to do what you tell it to do. Nothing more, nothing less. You should assume that the computer basically doesn't know anything unless you tell it something. So, variables are an important part of how we accomplish this. And in the course of programming we're dealing with a lot of unknowns, at least we're dealing with a lot of things that are unknown when we start. And then we use variables to accumulate the knowledge that we need as we're building our programs. So if we were approaching this the way you'd approach it in a math class, you'd have variables called things like x. <text:s/>So, we'll start there, the way to declare a variable is to type var and then, the name. So in this case, that will be x. And then we need to give this variable x a value. So, we type a space, and then an equals sign, and then we give it the value. So, we type 32, and we end every line in Java script programming with a semicolon, if we're being good. And indeed, you should always, to the extent that you can control it, be good. So, in the console now, I can hit Return and the console executes what I've just typed. <text:s/>Now nothing really happens here except the assignment, so I just get back this undefined. But in the console, if I type the name of the variable that I just created, and do nothing else except end the line with a semicolon, I get back the value that I assigned. Now, I'm sure this is going to make you just jump around and get all excited. But it really is quite useful. So, if I want the computer to know some things, I can create variables to put that knowledge into the program. So, let's create another variable. This will be, Where am I. <text:s/>This is a variable called, Where am I, equals sign, and now I'm going to give this one a string. We'll go over what strings are a little later. But basically it's just like a sentence or a word. So where am I? I'm in Graz, Austria. And then this, this semicolon. So now my program knows that x is 32. And where am I is Graz, Austria. So. One nice thing about the web inspector is that if I start to take the name of a variable it completes it for me so if I start typing it then hit tab put a semi colon in their hit return I get back Graz, Austria. <text:s/>So we're building up a set of knowledge. Here's another thing about variables. Once you've made them, you can change their values. So. I've already declared these variables, where am I and x. So if I want to change their values, I use the same assignment but I just don't need the var anymore. So, I can say now, all right, I want x to equal 45, semicolon. And now I get back the value that I just assigned. If I type x here in the console, there we go. <text:s/>It's now 45, not 32. If I want to change where am I, I can change it to something else entirely, it doesn't even have to be words. It could be 75, if I just want to make complete nonsense. Semicolon, hit return, and it returns the value. If I type where am I again, semicolon, where am I, 75. That makes no sense, but that's okay, because that's what we told the program. You can also assign multiple variables at once. <text:s/>So if I use var, and now I'm going to assign a few monsters. So monster1 is Grover. Now if I follow this with a comma, I can continue. Monster 1 is Grover, Monster 2 is Cookie Monster, and Monster 3 is Animal. Don't worry about the double quotes versus single quotes right now. For our purposes, they're equivalent. Console tells me undefined, but if I try this now, I have a variety of completions now. <text:s/>So I'll go with Monster1, Grover, Monster2, Cookie Monster, and Monster3, Animal. So, it's giving me back everything that I've put in. People say this a lot in life, but in programming it's really true. You only get back what you put into it. A couple more details. Your variables can be named almost anything you want, and it's generally a good idea to use names that are descriptive, because programs are meant to be executed by computers and, of course, read by computers, but they're also meant to be read by other human beings. <text:s/>So you want to make sure that you name variables something that indicates the sort of thing that they're actually going to contain, so the example we started with here, x, not very helpful because it is effectively meaningless. So Monster, that's a little more meaningful and where am I, that's pretty meaningful as well. We tend to use this convention by the way of what's called camel case where you start the variable with the lower case letter and then every time that you have a word that's part of the variable name cause spaces are not allowed in variable names you start each subsuquent word with a capital letter. So, you can name variables anything you want and you should make them fairly descriptive. <text:s/>So if we were going to tell the machine who the president is, we could call the variable president of USA and then it could be Obama. Like this. So there. One specific detail about naming your variables. You should name them anything you want, essentially, as long as it's descriptive, but there are a few words that you're not allowed to use, and I don't mean this in the seven words you can't say on television way. I mean there are some words that are reserved by the javascript language. <text:s/>They're actually called reserved words, and you can't use them. It just won't work, and to see a list of those words, you can look at this page on the Mozilla developer network. Developer.mozilla.org, and </text:span><text:soft-page-break/><text:span text:style-name="T1">so on. Here they are. So after looking at this, if you're experiencing problems in your programs, this will help you make sure that you're not using words, that are reserved by the language. So that is a look at what variables are and how to make them. <text:s/>Just remember the variables are our way of dealing with uncertainty and there also our way of getting knowledge into our programs.<text:line-break/></text:span></text:p>
            </text:list-item>
          </text:list>
        </text:list-item>
      </text:list>
      <text:list xml:id="list34645289" text:continue-list="list2483044489406533968" text:style-name="L9">
        <text:list-item>
          <text:list>
            <text:list-item>
              <text:p text:style-name="P46">Numbers</text:p>
            </text:list-item>
          </text:list>
        </text:list-item>
      </text:list>
      <text:list xml:id="list5033240192514983139" text:style-name="L11">
        <text:list-item>
          <text:list>
            <text:list-item>
              <text:p text:style-name="P16">In this video, we're going to talk about one of the basic types of data in Java script, the number. And we're also going to talk a little bit about math. Now, of course, you know what a number is. 12 is a number. All numbers in Java script are of the same type. If you've ever looked at another programming language, sometimes numbers are parsed out into different types, like integers or floats or doubles or various things. In Java script, everything is simply a number. <text:s/>So, 12, in Java script is the same thing as 12.0, which if you're used to thinking of numbers in terms of the real world makes sense. But sometimes in programming this is not the case. In Java script it is the case, they're both the same thing. So you can have numbers with lots and lots of decimal points. Although you can see I put this in with this many decimal points and the precision was limited to only this many. So there is a limit to the precision of decimals in Java script. But probably in most cases, unless you're getting into some pretty serious math, you're not going to run into that. <text:s/>Along with regular numbers, of course you can have negative numbers and all that sort of thing. But you can also have infinity. Infinity is a known number. It's spelled just like this and it is case sensitive, so it needs to start with that capital I. And likewise you have negative infinity. Infinity is any number that's larger than a very, very large upper bound. So odds are you won't run into it. But just know that there is such a thing in Java script as infinity and a negative infinity. There's also this. Which stands for not a number. <text:s/>And this is what you get when you try and do math and the result, because perhaps of an error in your code, or for various other reasons, you end up with something which is not a number. So be on the lookout for this, if you're trying to do any kind of math and you start getting unexpected behaviors. Along with the various numbers, you also have a global object called math. Now, math lets you do operations on different numbers and it has a lot of different methods associated with it. So if you want to do something like say round a number down, you can use the math global object and then type any of these various function names that start to appear here. <text:s/>So one example is round. So if I want to round this number it rounds it to the nearest integer. As you can see, 12.9 blah, blah, blah, round up to 13. Whereas I rephrase this at 12.4 blah, blah, blah, it rounds down to 12. And there are lots of functions available in that global math object for doing various kinds of math. One more I'll mention is math.random. Which is a function which means it a little piece of a code that wraps up some functionality in a single word, and it gives you a different result every time between zero and one. <text:s/>This is certainly everything that is available for working with numbers and math in general in Java script. This is not nearly everything that pertains to numbers and math in Java script. We're going to cover a little bit more in this course, but you can also refer to the documentation on the Mozilla developer site to find out more. So that is an introduction to numbers and the beginnings of math in Java script. <text:line-break/></text:p>
            </text:list-item>
          </text:list>
        </text:list-item>
      </text:list>
      <text:list xml:id="list34665124" text:continue-list="list34645289" text:style-name="L9">
        <text:list-item>
          <text:list>
            <text:list-item>
              <text:p text:style-name="P46">Strings</text:p>
            </text:list-item>
          </text:list>
        </text:list-item>
      </text:list>
      <text:p text:style-name="P4"/>
      <text:list xml:id="list7448390149065007425" text:style-name="L12">
        <text:list-item>
          <text:list>
            <text:list-item>
              <text:p text:style-name="P35"><text:span text:style-name="T1">In this video, we're going to look at strings. So a string is character data. Generally speaking, it'll be things like sentences, words, single characters, but a string can contain basically anything between quote marks. So, for example, I could say, this is a string. When you formulate a string like this it's actually called a string literal. Literal, in this context, means that you're making data of some type using basically the simplest notation possible. So, making a string literal means that I'm putting string data in quotes. But a string doesn't have to be a sentence, it can be a number inside quotes and it is a string of one two instead of 12. These are two different things as far as Javascript is concerned. So you can make strings using these double quote characters. You can also make strings using single quote characters. This is also a string. <text:s/>And you need to begin and end the string using the same character. So I can't do this. Single quote at the beginning, double quote at the end; that doesn't work. Now, sometimes, you're going to need to write a string that will actually have a quotation mark inside it. This comes up a lot actually if you're working with HTML. So, if you're writing, a piece of HTML like this. That works because I put a single quote and another single quote at the end. <text:s/>So these double quotes here in the middle worked fine. This is something that will make a little more sense if we look at it outside of the console. So let me copy this. And let's switch to BB Edit. I'll paste that in. So you can see, this is all colored correctly, so obviously that's a string, but I'm going to put in an actual link here, to example.com say. Example.com. There we go, example.com. And now, if I change this character to a single quote, watch what happens to the coloring. <text:s/>So, this is one of those areas where I can clearly see that something unexpected is happening because I have syntax highlighting. So, you can see that using a single quote, if you want to include double quotes inside the string, is a good idea and vice versa if you wanted to. Say this is Joe's favorite string like this. </text:span><text:span text:style-name="T1">That single quote inside works because I'm containing it in double quotes. Okay, but you might still run </text:span><text:soft-page-break/><text:span text:style-name="T1">into circumstances where you need to include quote marks of both kinds inside the string. <text:s/>Like this, for example. So, this is not embedded in the string anymore. What I now have is this string, some other data that's going to make JavaScript mad, and then another string. So what you do to work around this, is do what's called escaping, by using a backslash. So what I do, is I put a backslash in front of this quote that I want to stay inside the string. And I do this for each occurrence. So now, this is one string. Now I'll copy this and go back to Chrome canary, paste this in, and you can see this actually works. <text:s/>Now, the way it's printed here. If I were to copy this, and paste it right back in there, it's not going to work, see. So this is kind of a limitation of a way that the console is printing what I've done but this is how you need to enter a string if you want to include quote marks that match the delimiters that you're using at the beginning and the end. Strings also have properties which are functions and other information that JavaScript knows about a string simply by virtue of the fact that it is a string. <text:s/>So what do I mean by that? Let's assign a string to a variable. So let's go with my string equals this is my string, leave it alone. So I've just assigned the variable my string to be the string. So, now I can look at things like the length of this string. So, what you do is you put the variable name, a dot, and then the name of the property. <text:s/>And now I know that this string is 33 characters long. A character is each of these letters, or spaces, or punctuation marks. Anything that's contained inside these double quotes. Each unit is called a character so I now know that this string is 33 characters long. There are also functions which are properties of strings and these functions let me do things with my string. So my string to upper case is a function. You write it like this and then it returns that string but in upper case. <text:s/>There are many functions and other properties that are available on strings, and you can look up what those are in the JavaScript language reference on the Mozilla site. And one more thing about this. You don't have to assign a string to a variable before you can play with these properties. So, I could also say this is my string. This is the string literal in the double quotes and I put a dot length semi colon. There we go. And I get back that this string is 17 characters long. <text:s/>So you don't see a lot of this very often. More typically you'll see properties and functions invoked on variables because most of the time when we're operating on data in Javascript it's because we've stuck it in a variable for some reason. But this also works. So, that is an overview of what strings are and a few of the things that you can do with them. </text:span></text:p>
            </text:list-item>
          </text:list>
        </text:list-item>
      </text:list>
      <text:p text:style-name="P4"/>
      <text:p text:style-name="P4">2.4 Booleans and the quest for truth</text:p>
      <text:list xml:id="list2651371142898844661" text:style-name="L13">
        <text:list-item>
          <text:p text:style-name="P17">In this video, we're going to talk about Booleans, that is, true and false, and why Booleans matter in terms of programming. So, you may know from the way people talk about computers, sort of colloquially, that computers know about, basically, 0 and 1. On and off, true and false, that sort of one or the other dichotomy. So Boolean is the term that we use to describe what true and false together is. So in JavaScript a Boolean is one of either true or false. <text:s/>In a sense it's just as simple as that. One thing to note is that, it needs to be spelled exactly like this. All lower case and yeah, spelled correctly in order for JavaScript to know that you mean true and false. If you write true with a capital t, JavaScript is going to think that you mean a variable by that name. Which incidentally, because it's so similar to an existing type, you would really do well to avoid naming any variable true. Likewise all caps that will not work either or any weird combination thereof. None of these will work only all lowercase for both. Now Booleans are important, because they're your way of getting answers from your programs about the state of your program's world. So basically, you can ask questions in the form of, is this true, or is it false? It's one of the few questions that JavaScript can answer for you without you having to do a bunch of extra work. These questions that you can ask JavaScript, and get back the answers that it can give you are generally in the form of comparisons. Which we'll be looking at a little later. <text:s/>But just to give you a preview, it'll be things like this. So I'll make two variables, I'll say, my first variable will be my location. And we'll assign it to Graz, that's a city in Austria. And we'll make a second variable, my other location, and we'll put in Los Angeles. So now we have two variables, once called My Location and the other called My Other Location. And now I can ask a question of Java Script. <text:s/>Are these the same? And the way you ask that question is by writing a statement and using three equal signs to tell me are these things exactly the same? And javascript returns false. So, it knows the values of these two variables, and it can tell me whether they are the same. So now, if I change my other location to Graz, like this. And I ask the same question again, I get back true. Now, we are going to look at comparison later as I say. Just note that assignment of a value to a variable is done by with a single equal sign, and then comparisons are done using three, or in some case, is two. So, these are the kinds of questions that we'll be asking of javascript. And without writing any other code, it can give me these answers, and it gives me the answer in the form of a Boolean. <text:s/>So, that's why these are important. So, that's a look at what Booleans are, there true and false, and how they're important in terms of answering questions in your programs. </text:p>
        </text:list-item>
      </text:list>
      <text:h text:style-name="P53" text:outline-level="1"/>
      <text:h text:style-name="P54" text:outline-level="1">3.0 Object, Arrays and more</text:h>
      <text:p text:style-name="P4">3.1 Objects</text:p>
      <text:list xml:id="list8285250323756081066" text:style-name="L14">
        <text:list-item>
          <text:p text:style-name="P18">In this video we're going to look at JavaScript Objects. We're going to find out what they are, how they're useful, and how to make them. So in our programs, a lot of what we're doing could be viewed as teaching the machine to do things for us. And so JavaScript, which we're using as our teaching tool, comes with a lot of simple data types built in. We've seen numbers, we've seen strings, and we've seen booleans. If we want to represent things that are more complex, that's where Objects come in.<text:line-break/> <text:s/>So, just keep in mind we should basically be assuming that the code that we're writing, knows nothing unless we give it something to know. So designing those data structures and figuring out what form that knowledge is going to take is something that's going to be your decision to make when it comes time for you to write some code. But Objects are a way to encapsulate that knowledge, in ways that are more complex than these simple data types will allow us to do. So, to start you off. The simplest way to make an object is to make an emptyObject, and to that, you simply type a curly brace and another curly that closes it.<text:line-break/> <text:s/>That is an Object. Now, to be able to inspect what we've just done, we need to actually assign this to a variable. So let's say empty object equals an empty Object. And now, if I look at the value of this empty Object, I can see that JavaScript knows it's an object but it has nothing in it except this proto-object. Which is an implementational detail that we're not going to look at right now, effectively, this is an Object with nothing in it. <text:s/>So, you can look at an Object sort of like a file folder with labels. An Object is comprised of a series of names and values that are all grouped together. Syntactically, here's what they look like, I'm going to assign this to another variable. So, we'll call this a not empty Object. So, so far this Object is empty because there's nothing within these curly braces, we need to add some stuff. <text:s/>So, when I say it's like a filing system, we have labels. The label is a string, and when you're working in JavaScript, you'll see these strings with quote marks and without. I recommend you always use quote marks to make things very clear. Using quotes on the names or, you could think of it as the tabs in your folder filing system. Using those quotes is optional but I recommend you always use them for clarity. So, you put in the name, and then that colon and the value. <text:s/>And the value can be anything, it can be anything at all that JavaScript knows about, any data type. So, it can be a number, it could be a string, it could be, a boolean, it can even be another object, it can be anything. So, it looks like this. Here's a label and a value and then to create multiple sets of these.So to have more in your filing system, you need to use a comma. And then here's a second label, colon and another value. And you could go on like this. <text:s/>That last value needs not to have a comma on it. Some JavaScript implementations will get angry at you if you include a comma on the last value. As it turns out, the Chrome engine doesn't mind. So after creating this not empty Object, I can type out its name in the console and get it back. So here we are, it's an Object, and I have my label one, just like here, and my label two just like that. So Objects are very simple to create, but you can make some very sophisticated data structures using nothing but objects. <text:s/>And indeed, these days when arbitrary kinds of data are being moved around from one application to another. There's a syntax called JavaScript Object notation or JSON, that's basically just Objects. Object literals in these curly braces and you can use them to transmit all kinds of data all over the place. So Objects are clearly very useful, they're relatively simple to create. But now let's take a look in a Text Editor in some samples of the kinds of data structures that I'm talking about. <text:s/>Now these are very simple and we're still talking at a somewhat abstract level. Because the requirements of any given program are going to be up to you, in your own work. But here we have an animal, so I've assigned it to a variable called animal, and it is an Object. You can tell by these curly braces, and so here are my labels, the Genus of this animal is bird. I'm not a Biologist, we're just making this up. Species is raven, Call Type is squawky. <text:s/>We give it a quote, a maximum number of offspring, noisy and deadly. These are properties that are booleans, and so that's an animal. And if I Copy this and switch over to my console, I can Paste this in. Okay, so I got an unexpected string error. And looking over my Object, I can see I forgot a Comma in here. So, in my console, I can type the up arrow to get everything back. And then I can insert my missing Comma here. <text:s/>Hit Return, there we go, no error. So, you can see, here's my (INAUDIBLE) The JavaScript console has reorganized the properties in alphabetical order. But you can see, everything is here. So switching back to my editor, I have this first animal, and now I can make a second one. I've made all of the key names the same, but they store different data. So this is something that you can expect to do often, where you create Objects that have a similar structure. But have different data contained inside. <text:s/>But it doesn't have to be something like these animals that sort of maps on to a real world thing. You can make Objects of anything you want. So here I've made a sort of book of knowledge. Which I can refer to to find out things like when lunchtime is, the ultimate answer to everything, what the best song is, and what Earth is. So what you actually do with Objects is going to vary a lot depending on the kind of program that you're writing. But Objects are a very powerful way, despite their simplicity, of representing arbitrary data. <text:s/>And basically, teaching the computer the things that you're going to want it to know when you're working in a programmatic context. So, that's an overview of what <text:soft-page-break/>an Object is, how to make one and why you might actually want to. <text:line-break/></text:p>
        </text:list-item>
      </text:list>
      <text:p text:style-name="P4">3.2 Manipulating objects</text:p>
      <text:list xml:id="list6225924324357987157" text:style-name="L15">
        <text:list-item>
          <text:p text:style-name="P19">In this video we're going to look at objects again and see some of the things we can actually do with and to them. So I have my animal object here with a bunch of properties. If I want to inspect this object and find out what one of its properties is, here's how I do that. Here's the variable name. So, animal. And if I want to find out what its quote is, I can use .quote like this. And I get back, nevermore. Now remember I said that each of these keys is a string. And when you're creating these objects, to be safe, you need to surround each key with these quote marks, single or double quotes will work. But when I'm retrieving a value from an object, using this dot notation, I don't need those quotes. <text:s/>And indeed, if I include the quotes, it just won't work. Like this, syntax error. But there's another syntax that I can use, where I actually do use the full string. And for keys that include special characters like spaces or other things, you'll actually need to use this other notation. And it looks like this. I use, instead of a dot, I use two square braces and then put the string in here. Like this. Same thing. It's exactly the same thing, with just a different syntax. So, that's how you get stuff out of an object. <text:s/>Let's say you wanted to modify this animal object and add some other information to it. The same syntax that you use to get things out of the object, you can use to get things back into it using assignment. The same way we assign variables. So if I wanted to give this animal a color I can use the dot notation like this without quote marks. So I want to tell this animal that its color is black. Okay. Now if I inspect the animal object, I can see everything that was in here before, plus this new color property, which is black. <text:s/>And if I want to use that same string syntax, that will also work, and it's mandatory if I want to use a key that has spaces in it, or other characters. So for example, if I wanted to say where it lives, like this, in a tree. I have to use the square braces notation. One way you could get around having to use this notation would be to phrase your keys like this. <text:s/>You don't have to use this camel case notation where the first letter is lowercase and each subsequent letter that begins every jammed together word is upper case. You don't have to use camel case but it's sort of the standard in the JavaScript world. So If I wanted to set the same property this way, I could do that. In a tree. And then, I can use either notation to get the same property out of the object. Oops. Typed return too early. There we go. <text:s/>So either of these will work. And that's how you add things to an object. If you want to remove a property from an object, you can do that as well. That is done using the delete keyword. So, I would type delete animal.color, for example. The return value from delete is true, but now if I look at animal again. The color property is gone. And delete works with either notation. <text:s/>So, this adding and removing properties from objects works regardless of whether the object has stuff in it when you start or whether it doesn't. So, if I create an empty object. Like this. I can add properties to it, and delete them from that object just the same as if it already had stuff in it. So I can say emptyobject.isitreallyempty, and set that to false. Now my empty object actually has something in it. Is it really empty? No. So that is an overview of some of the manipulations that we can perform on objects. <text:s/>Retrieving things from them, adding things to them, or deleting things from them. <text:line-break/></text:p>
        </text:list-item>
      </text:list>
      <text:p text:style-name="P4">3.3 Objects and references</text:p>
      <text:list xml:id="list2680854757918955892" text:style-name="L16">
        <text:list-item>
          <text:p text:style-name="P20">In this video we're going to talk about comments which are used for documenting and for disabling parts of your code. Now the most important function of comments probably is for documentation. That is, adding pieces of code that do not execute. But they can be read by other human beings to understand what's going on in your program. These come in two styles in Javascript. One is the line comment, which starts with two slash characters and then anything after that does not execute. <text:s/>These can be at the beginning of the line or anywhere else on the line. So if you wanted to document one of these lines in this file, you could just add two slashes here and say this is the month. That's not exactly a helpful comment. It's clear enough from the assignment what it's doing. But this does work. Now the other function of a JavaScript comment is to disable parts. So if I want say, this line, not to execute anymore and I only wanted to find year month and holiday. If I put the comment here, now this line no longer does anything. So, let's copy this and switch over to a JavaScript console and execute this. So year is defined month is defined. <text:s/>And holiday is defined. But day is not. We get a reference error, because it's commented out. So when you're working through your code and fixing things, being able to comment bits out, so that only certain portions execute, is a really handy thing to be able to do. We'll bring this back in. So that's line comments. There's one more style of comment that you can use in JavaScript, and that's called a Block Comment. It starts with a slash followed by an asterisk and then you can write comments, across multiple lines. Finally ending with an asterisk and another slash like that. You'll see these all the time in JavaScript for inserting long paragraphs or just other elements where a lot of text is needed in one place, and maybe it would get a bit tedious to put the double slashes in front of every single line. Now, you can see that these will break across lines, so you can use this to disable parts of your code as well. <text:s/>So. I can do this. And I'm doing all this incidentally in my Text Editor because it has this syntax highlighting which makes it very clear what's happening. So right now, this is all commented all the way to the end and it won't stop until I put the second asterisk with the second slash in there. So now these three lines are commented out <text:soft-page-break/>so the only property of this object that will be defined is holiday. I can undo this. So one note about this. Block comments are really useful and you'll see them all the time. But you need to be careful with these because every once in a while a character like this will appear as something that's actually legitimately not a comment so Douglas Crockford for example recommends never using block comments. That might be overdoing it a little bit and you'll certainly see them a lot. You just need to be careful about using block comments inside of a bunch of active code. <text:s/>They're mostly useful for documentation and I think it's probably a good idea to avoid them inside a block of active code, sticking mostly to line comments in that case. But I want to show you a large JavaScript file with a lot of documentation in it. This is JQuery, which we'll be looking at later in this course. But you can see the version of it that hasn't been optimized for bandwidth is loaded with comments starting with a big block comment at the top and then many, many line comments. And as you scroll down you can see that nearly every useful block is documented with a comment. <text:s/>This makes it very nice, and makes it a lot easier to understand what's going on. Now, jQuery is a large JavaScript library. There is a lot going on here. So no amount of comments is going to just make it perfectly clear the first time you read through it. You still have to do a lot of reading and actually read the code and understand it, but having these comments in here is a huge, huge help. And I really can't recommend enough making sure that, even if you're the only person that you ever expect to read the code, add lots of comments, because it will always help you. It's just a little bit of extra effort, and it can pay off huge if you set your code aside for a couple of days or a couple of weeks, a couple of months, even. <text:s/>To be able to come back and have something to read other than the code itself that tells you what your intentions were is really useful. So, that is a look at comments in JavaScript, and what they do, which is allowing you to document your code for your own readability, and to disable portions of it, which can be helpful in debugging. <text:line-break/></text:p>
        </text:list-item>
      </text:list>
      <text:p text:style-name="P4">3.4 Arrays</text:p>
      <text:list xml:id="list3235580247233334537" text:style-name="L17">
        <text:list-item>
          <text:p text:style-name="P21"><text:span text:style-name="T2">In this video we're going to talk about arrays which are a way of storing data that preserves order. Okay, so we've already looked at a way to store data if you want to group things together that is objects. But there are some cases where you want to store say a list of things and the order that those things appear in is important. So for example, let's say you wanted to store something like the days of the week, which of course appear in a certain order or the months of the year something like that. In cases like that you're better served using an array. So, how do we make one? Let's make a variable and we'll call it my array. <text:s/>It's very similar to an object, except instead of using curly braces, you use square braces, like this. So now if I get my array, you can see I get back the empty square braces. So, if I want to create my list of days of the week, I'm going to call this Days of the week. Two square braces and now I'm going to fill it with the days of the week. So, Sunday, Monday. I'm not going to actually go all the way through these. I'll just make a few. <text:s/>Here we go. So now, days of the week. There they are. So as you can see, unlike an object, where the order of the keys is kind of shifted by JavaScript, at least when printed to be in alphabetical order. An array preserves the order that you put the things into it. And there are no keys, only values. Actually, that's not true. There are keys, they're just not displayed here. So an array, secretly, is actually an object that gets special treatment in JavaScript. <text:s/>This is not the case in every programming language. In many programming languages, there are objects and there are arrays and they are totally different. In JavaScript, they are effectively the same, but arrays have a few special qualities. One is that the order is preserved, but then the other is that the keys are automatically assigned, and they are assigned as numbers, starting with zero. So here I have my days of the week in order. And you can create arrays of any kind of data. <text:s/>So, here's my array again. I'm going to reassign it to a new one. And I'm going to fill it with some numbers. Some strings. Couple of Booleans. There we go. So, let's check out my array now. <text:s/>Here we go. I've got my three numbers my three strings, and a couple of booleans. And in they're in the exact order that I put them in. But you can use arrays to store any list of stuff. So, if for example, you wanted to store the counties for some area, because you're making a program that needs some kind of geographic knowledge. I'm going to save you watching me type this things out and just paste one in. So here are a few counties and now JavaScript is aware of this list of counties. <text:s/>And you can put them in any order you want. In the case of something like this, the order might not, for the purposes of your program, make any difference, but if it did, you'd have already guaranteed that they'd appear in this order. So, as I said, arrays can contain pretty much anything you want. Let's make one more new one. Call it array of stuff. And here's the thing. Arrays can contain objects, so, I can make an object here. <text:s/>So, my first item in this array is an object. You can even have, another array inside your array. Alongside any kind of data you want. JavaScript does not care what type anything in your array is. So here we are, array of stuff. And this is how the JavaScript console and Chrome prints these out. <text:s/>So at first you have your object, then your nested array and then your boolean in your string. And this business of arrays nestled inside arrays could go into infinity. You could make an inception array. This kind </text:span><text:soft-page-break/><text:span text:style-name="T2">of nesting Russian doll style can be done as much as you want, whatever is appropriate for your program. It'll work. There's one more thing I want to point out about arrays that's different from regular objects, which is that arrays know how many things are in them. <text:s/>Just as strings know how long they are, an array also knows how long it is. So if I want to see how long an array of stuff is, I can look at this same length property. All arrays have a length property. I can see that this one is four long. That does not account for the nested array. It's only how many objects are at the root level of this array of stuff. So there will be some occasions in your programming where you are going to want to use arrays. And there will be sometimes when you'll want to use objects, and you'll want to combine them in various interesting ways. <text:s/>It all depends on the requirements of whatever you're writing at the time. Right now we're just going through syntax so you can know some of the tools that are available to you in the JavaScript toolbox. So, that was a look at Arrays. You now know what they are, which is lists of ordered data and you know how to create them. <text:line-break/></text:span></text:p>
        </text:list-item>
      </text:list>
      <text:p text:style-name="P4">3.5 Manipulating arrays</text:p>
      <text:list xml:id="list8045530052680178521" text:style-name="L18">
        <text:list-item>
          <text:p text:style-name="P22">In this video, we're going to get into manipulating arrays. How we can see what's in an array, and how we can take action on the contents of an array. So, we're going to use this counties array, with a few counties in it, for demonstration purposes. If I want to get a specific item from an array, I need to retrieve it using the square braces notation we saw with objects. So. Counties, and I'll use the square braces. Although arrays are technically objects, the dot notation will not work. <text:s/>Always square braces. So, to get the first item, I use zero. Always remember, arrays are what we call zero indexed. Each item in an array is assigned an index, and those indices start with zero, always. So just to be 100% clear on this, the first item, zero, and any other item would be retrieved by its index. So two, we go from zero, one, two, and we get Carol. And just a descriptive note, the two here is the index, and you'll hear that item referred to as, in this case, counties indexed two, or sometimes counties sub two. <text:s/>It's just the way it's described sometimes. So we can also use this notation to modify the values in the array. So I can say that I want the second index in the counties array to be Cheshire and then if I look at counties, there it is. I've replaced Carroll with Cheshire. Geography buffs may note that these are counties in the state of New Hampshire. So that's how you can manipulate things that are already in there. <text:s/>Now if I want to add to this array, there's different ways I can do that. I can use the same notation. And if I want to add something to the end of this array, I have various ways of doing that. I can just do it statically, so okay. I know that this is zero, one, two, three, so if I want to add on to it, I can say four, and then add in another county. Actually, let's put Carol back in there. There we go. But in the context of programming, doing things this way is not always going to work. <text:s/>There's going to be a lot of unknowns, a lot of uncertainty at any point during the execution of your program. So you're going to want to do things in a more abstract way. So, if I want to stick something on the end of an array, I can do it this way. I can do counties, and square braces, and now, inside the square braces, I can use an expression that will evaluate to a number. So, in this case, I can put the name of the array again, and use its length property. So, what this will do is evaluate to the array's length property. <text:s/>And then that will be the index that I use, for setting the next value. So, if I want to add another county here. Let's go with Merremac, and now I look at counties again, you can see that without my having to figure out on my own what the last index was, I can just use this and stick it right on the end there. There's another way I can add something to the end of an array. And that's using the push method that every array knows about. <text:s/>So I can do counties.push and then in parentheses I can add the name of the thing I want to push on there. So, in this case, I will use co os, that's co os not coos.And I get back the length of the array, and there we go. So, that's a few ways of pushing things on the end of an array, and therefore adding to it. Now if I want to remove something from an array, I can use a similar method to Push. <text:s/>Only in this case, it's called Pop, and it doesn't take any parameters, and so it returns the last value. And if I look at the array again, it is modified. That last item is gone. So these methods Push and Pop are often used in combination with arrays to grab something from wherever it is. We're talking in abstract terms, I realize. But something in your program that you need to store someplace and then retrieve later. <text:s/>You can push it on to an array and then pull it back off again later, when you need it. So, for example, maybe you're writing a piece of code that's going to look through the entire content of a webpage and look for images of a certain size. And every time you find one, you want to store a reference to it. So you could push a reference onto an array every time you find one and then later when you finally collected them all and you want to do something with them, you can pop them back off. So, that's Push and Pop, and they work on the end of an array. <text:s/>There are equivalent methods called Shift and Unshift that work on the front of an array. There are many many other methods that you can use on arrays to manipulate them. I'm going to show you just one more. So we've looked at how to stick things onto the end and remove them from the end of an array. But what if you want to remove something from the middle of an array? We've seen this with objects, where we used Delete to get rid of a particular item. <text:s/>But this doesn't work with arrays the same way it does with regular objects. So if I try to delete index 2, which is the third item in the array. It returns true, but then if I look at the array, it's still the same length. It's just that the item that <text:soft-page-break/>used to be here has been replaced with undefined. So the array has not changed in size, it's just this one index has changed in its value. So, if we want to actually delete something from the middle of an array, we need to use another method called Splice. <text:s/>And the way that works is as follows. We say counties, splice. And then this takes two parameters. First one is where in the array you want to do the operation. So if we want to get rid of this undefined item, put in a two and then a comma and a second parameter is how many items we want to get rid of. So in this case, we're going to do one. And it returns the item. And now if I look at the counting arrays agian. <text:s/>there we go. So now we've actually cut the array down so its length is what we expect it to be. So this is important thing to remember with arrays, the length always refers to the number of slots in the array. Not whether the slots have something meaningful in them. As I've said, there are many, many methods for dealing with arrays. They're used all the time in programming. So check out the Mozilla Java script developer documentation for a full list of what's available. <text:s/>So that is a look at how to begin to manipulate arrays. How to get things out of them in different positions, how to add things to them and how to remove things from them. <text:line-break/></text:p>
        </text:list-item>
      </text:list>
      <text:p text:style-name="P4">3.6 Readability: Whitespace</text:p>
      <text:list xml:id="list6013753996519545401" text:style-name="L19">
        <text:list-item>
          <text:p text:style-name="P23">In this video we're going to talk about how to make your code more readable through the use of white space. So I have here a little block of code that on this first line assigns a few variables individually and then the second line creates a little object. So what's going on here is I'm assigning on this first line four different variables. And there's pretty much no white space at all except for between this, fair line, and then this run of code. It does work, so if I copy this, and switch over to Chrome, paste it in, and execute it, I now find that I do have each of these variables defined. So it does work, but it's not that easy to read. So what we want to do here is add some white space. Generally speaking white space is ignored in JavaScript, so I can add spaces in these various places to make it easier to see what's happening. (audio playing) Okay, that's a little better. <text:s/>You can see each of the assignments are separated by commas. And the line still works. (audio playing) All of my variables are still defined. Now, you can get into some real craziness with this, by, you know, adding tons and tons of white space. And this will all still work. Yee-ha. But most of the time you're probably not going to want to do that. What you might want to do is use white space in a different form, so I can do this and put my different variable definitions on separate lines. Still terminating everything with a semicolon, but the lines end with a comma.<text:line-break/> <text:s/>And now I can just look down here visually and see, alright here we go, here's my variables and then here's my assignments. You can also, if you really wanted to get into curating the readability of your code, start aligning even the assignment equal signs like this. And maybe set up some hanging quotes here. So all of the values start on the same vertical line. And this works just the same. All the values are still defined. <text:s/>Likewise, when you're working with say creating an object, here we have no white space, and you can read it for the most part, it's a pretty simple object. But if I add some white space and some carriage returns in here it gets a lot better. Now the way that you setup your white space is something that programmers will for lack of a better word, fight over. There are elements of personal preference, there are elements of if you're working on a team using a coding standard to make sure that everybody can read each others code well and help make sure that everything fits together nicely. <text:s/>But when you're starting out probably you're just going to be working on your own projects just for yourself and the main issue is to keep your code readable for yourself. And so now you've seen how you can use white space to make your code more readable to other human beings without having any effect on it's executability in terms of the machine.<text:line-break/></text:p>
        </text:list-item>
      </text:list>
      <text:p text:style-name="P4"/>
      <text:p text:style-name="P6">3.7 Readability: Comments</text:p>
      <text:list xml:id="list2531404012338725621" text:style-name="L20">
        <text:list-item>
          <text:p text:style-name="P24">In this video we're going to talk about comments which are used for documenting and for disabling parts of your code. Now the most important function of comments probably is for documentation. That is, adding pieces of code that do not execute. But they can be read by other human beings to understand what's going on in your program. These come in two styles in Javascript. One is the line comment, which starts with two slash characters and then anything after that does not execute. <text:s/>These can be at the beginning of the line or anywhere else on the line. So if you wanted to document one of these lines in this file, you could just add two slashes here and say this is the month. That's not exactly a helpful comment. It's clear enough from the assignment what it's doing. But this does work. Now the other function of a JavaScript comment is to disable parts. So if I want say, this line, not to execute anymore and I only wanted to find year month and holiday. If I put the comment here, now this line no longer does anything. So, let's copy this and switch over to a JavaScript console and execute this. So year is defined month is defined. <text:s/>And holiday is defined. But day is not. We get a reference error, because it's commented out. So when you're working through your code and fixing things, being able to comment bits out, so that only certain portions execute, is a really handy thing to be able to do. We'll bring this back in. So that's line comments. There's one more style of comment that you can use in JavaScript, and that's called a Block Comment. It starts with a slash followed by an asterisk and then you can write comments, across multiple lines. Finally ending with an asterisk and another slash like that. You'll see these all the time in JavaScript for inserting long paragraphs or just other elements where a lot of text is needed in one place, and maybe it would get a bit tedious to put the double slashes in front of every single line. Now, you can see that these will break across lines, so you can use this to disable parts of your code as well. <text:s/>So. I can do this. And I'm doing all this incidentally in my Text Editor because it has this syntax highlighting which makes it very clear what's happening. So right now, this is all commented all the way to the end and it won't stop until I put the second asterisk with the second slash in there. So now these three lines are commented out so the only property of this object that will be defined is holiday. I can undo this. So one note about this. Block comments are really useful and you'll see them all the time. But you need to be careful with these because every once in a while a character like this will appear as something that's actually legitimately not a comment so Douglas Crockford for example recommends never using block comments. That might be overdoing it a little bit and you'll certainly see them a lot. You just need to be careful about using block comments inside of a bunch of active code. <text:s/>They're mostly useful for documentation and I think it's probably a good idea to avoid them inside a block of active code, sticking mostly to line comments in that case. But I want to show you a large JavaScript file with a lot of documentation in it. This is JQuery, which we'll be looking at later in this course. But you can see the version of it that hasn't been optimized for bandwidth is loaded with comments starting with a big block comment at the top and then many, many line comments. And as you scroll down you can see that nearly every useful block is documented with a comment. <text:s/>This makes it very nice, and makes it a lot easier to understand what's going on. Now, jQuery is a large JavaScript library. There is a lot going on here. So no amount of comments is going to just make it perfectly clear the first time you read through it. You still have to do a lot of reading and actually read the code and understand it, but having these comments in here is a huge, huge help. And I really can't recommend enough making sure that, even if you're the only person that you ever expect to read the code, add lots of comments, because it will always help you. It's just a little bit of extra effort, and it can pay off huge if you set your code aside for a couple of days or a couple of weeks, a couple of months, even. <text:s/>To be able to come back and have something to read other than the code itself that tells you what your intentions were is really useful. So, that is a look at comments in JavaScript, and what they do, which is allowing you to document your code for your own readability, and to disable portions of it, which can be helpful in debugging. <text:line-break/></text:p>
        </text:list-item>
      </text:list>
      <text:p text:style-name="P4">3.8 Regular expressions</text:p>
      <text:list xml:id="list1262875977472470865" text:style-name="L21">
        <text:list-item>
          <text:p text:style-name="P25">In this video, we're going to look at one of the fundamental control structures, the if statement. An if statement is what you use to branch in your code, depending on certain conditions. So, what we're going to do first is assign a variable based on a response to a question. So, here's the piece of code, I'm going to assign this variable answer to the result of this method of the global window object. It's called confirm, and watch what happens when I execute this. So, you can see that this string that I passed into the confirm function, it's rendered here. <text:s/>And based on which of these two buttons I click, I'm going to get a different value in the answer variable. So, if I click OK, and then look at what answer is, I get true. I'm going to run this again, if I click Cancel and look at answer, I get false. So, in the course of a piece of code, you might want to ask the user for an answer to something. And this window.confirm method is a way that you could do that. Having retrieved an answer, now I need to take some action based on what the user said. <text:s/>So, let's extend this block of code a little bit, I'm going to paste this in to save a little bit of typing. So, I'm going to do the same thing I'm going to assign the variable answer to the result of this question. And now here's my if statement. If and then in parenthesis I put my condition or conditions. If answer is true then I'll just log a message to the console that says you said true. And that's it, I'm going to execute <text:soft-page-break/>this and here we go. I get asked the question and if I click OK, the answer was true so the message gets logged here in the console. Let's execute that code again. <text:s/>Now if I click Cancel, nothing happens. So, you can see that by asking this question in the form of an if statement, I got to execute this code or not. Now this is really, really useful and you'll see this all the time. So, let's extend this to take a different action based on whether the answer was true, or it was false. So, I'm going to bring this code up again and now I'm going to add an else statement. <text:s/>It looks just like an if statement except now, what happens is, if this condition is true, this code gets executed. And if anything else happens, whatever appears in here will be executed. So, let's say console.log you said something else. And I'll execute this, first I'll click OK. And there we go, you said true. Execute the code again, click Cancel. And that means I said something else. So, this is how you get to branch in your code and do certain things under certain conditions and do other stuff in other conditions. <text:s/>If statements can be extended even further. Let's take a look at another block of code. First I'll clear the console, now here's a longer block. This time we're using window.prompt which is going to prompt me using a text field. So, I'm instructing the user to type yes, no, or maybe then click OK. And then I'm going to take some various actions based on what the user said. So first, let's just execute this code and see what it does. I get this prompt, and I have a text field, so here are my instructions. <text:s/>Type Yes, No or Maybe then click OK. So, I will type Yes first and click OK. And here we go, you said yes. We'll execute it one more time and I'll try Maybe. You said maybe, I don't know what to make of that. Okay and then we'll execute it one more time. And I'm just going to type, Cookie, and it returns, You rebel you. Okay now that we've done this, let's take a look at the code and break it down. So, I'm going to switch over to a text editor with syntax highlighting to make this easier to see. So, here's that code, first here's my window.prompt method with a question. And now I've added to my if statement a couple of else if's. So, we're branching in various different ways depending on what the user said. And I'll add a little bit of white space to make this even clearer. So, my first statement is an if. <text:s/>If this answer is exactly yes, log this message and then nothing else that follows will execute. But if this fails, I go down to the next condition, which is specified using else if, like this. So, this is just a subsequent if statement, that will only execute if the first one turns out not to be true. If answer was not yes, we go to the next one, and we ask, is answer maybe? And if so, execute the block contained in these curly braces. If that's not true, then we jump down to the next one, and we ask, was the answer exactly no with an else if. <text:s/>And if so, execute whatever is in the following curly braces. And if that isn't true, we have a final condition else. If all of these other ones fail, we end up in this code block and we get the answer you rebel you. Just remember this is sort of cascading down through each of these subsequent conditions. And if I strip any of these out, it wont be taken into account anymore. So, I asked for yes, no or maybe, and I want it to respond specifically to each of those condition. But if I decide that I don't need to specify maybe anymore I could simply remove this condition by removing everything in those curly braces like this. <text:s/>And then I will only check specificallly for yes or no with specific responses for each of those. And then anything else whatever else the person types would go into the else. So, of course, you can have multiple lines in here, you can have entire blocks. You can nest if statements within other if statements, like this. And have entire blocks, and all kinds of branching inside these if statements. And of course, the conditions in these parenthesis don't have to be a simple comparison, you can add in logical operators. <text:s/>Now of course, this one wouldn't be terribly good because the answer is never going to be both of these at the same time. So instead, you could take action based on if the user said yes or no, and then do something in here. The point is that anything that appears in these parentheses is the condition under which the following curly brace delimited block will execute. So, whatever appears in here, however long it is. And then, if not, you'll jump down to this next one, specified by an else if, and then your default condition is else. And you can leave off the default condition. <text:s/>So, if this condition ends up being true, do all this stuff, and then specifically check for another condition, and then, have no default action. So, you only do stuff, if, answer is yes, or down here, if answer is no. So, you can see there's a lot of power in being able to branch off and do different things in your code based on different things, whether its input from the user or conditions that you created in your own code. But that is how you can use if statements to execute different code under different conditions.</text:p>
        </text:list-item>
      </text:list>
      <text:h text:style-name="P53" text:outline-level="1"/>
      <text:h text:style-name="P54" text:outline-level="1">4.0 Operators and control structures<text:line-break/></text:h>
      <text:p text:style-name="P4">4.1 Simple comparisons</text:p>
      <text:list xml:id="list8757586699335143076" text:style-name="L22">
        <text:list-item>
          <text:p text:style-name="P26">In this video, we're going to look at one of the fundamental control structures, the if statement. An if statement is what you use to branch in your code, depending on certain conditions. So, what we're going to do first is assign a variable based on a response to a question. So, here's the piece of code, I'm going to assign this variable answer to the result of this method of the global window object. It's called confirm, and watch what happens when I execute this. So, you can see that this string that I passed into the confirm function, it's rendered here. <text:s/>And based on which of these two buttons I click, I'm going to get a different value in the answer variable. So, if I click OK, and then look at what answer is, I get true. I'm going to run this again, if I click Cancel and look at answer, I get false. So, in the course of a piece of code, you might want to ask the user for an answer to something. And this window.confirm method is a way that you could do that. Having retrieved an answer, now I need to take some action based on what the user said. <text:s/>So, let's extend this block of code a little bit, I'm going to paste this in to save a little bit of typing. So, I'm going to do the same thing I'm going to assign the variable answer to the result of this question. And now here's my if statement. If and then in parenthesis I put my condition or conditions. If answer is true then I'll just log a message to the console that says you said true. And that's it, I'm going to execute this and here we go. I get asked the question and if I click OK, the answer was true so the message gets logged here in the console. Let's execute that code again. <text:s/>Now if I click Cancel, nothing happens. So, you can see that by asking this question in the form of an if statement, I got to execute this code or not. Now this is really, really useful and you'll see this all the time. So, let's extend this to take a different action based on whether the answer was true, or it was false. So, I'm going to bring this code up again and now I'm going to add an else statement. <text:s/>It looks just like an if statement except now, what happens is, if this condition is true, this code gets executed. And if anything else happens, whatever appears in here will be executed. So, let's say console.log you said something else. And I'll execute this, first I'll click OK. And there we go, you said true. Execute the code again, click Cancel. And that means I said something else. So, this is how you get to branch in your code and do certain things under certain conditions and do other stuff in other conditions. <text:s/>If statements can be extended even further. Let's take a look at another block of code. First I'll clear the console, now here's a longer block. This time we're using window.prompt which is going to prompt me using a text field. So, I'm instructing the user to type yes, no, or maybe then click OK. And then I'm going to take some various actions based on what the user said. So first, let's just execute this code and see what it does. I get this prompt, and I have a text field, so here are my instructions. <text:s/>Type Yes, No or Maybe then click OK. So, I will type Yes first and click OK. And here we go, you said yes. We'll execute it one more time and I'll try Maybe. You said maybe, I don't know what to make of that. Okay and then we'll execute it one more time. And I'm just going to type, Cookie, and it returns, You rebel you. Okay now that we've done this, let's take a look at the code and break it down. So, I'm going to switch over to a text editor with syntax highlighting to make this easier to see. So, here's that code, first here's my window.prompt method with a question. And now I've added to my if statement a couple of else if's. So, we're branching in various different ways depending on what the user said. And I'll add a little bit of white space to make this even clearer. So, my first statement is an if. <text:s/>If this answer is exactly yes, log this message and then nothing else that follows will execute. But if this fails, I go down to the next condition, which is specified using else if, like this. So, this is just a subsequent if statement, that will only execute if the first one turns out not to be true. If answer was not yes, we go to the next one, and we ask, is answer maybe? And if so, execute the block contained in these curly braces. If that's not true, then we jump down to the next one, and we ask, was the answer exactly no with an else if. <text:s/>And if so, execute whatever is in the following curly braces. And if that isn't true, we have a final condition else. If all of these other ones fail, we end up in this code block and we get the answer you rebel you. Just remember this is sort of cascading down through each of these subsequent conditions. And if I strip any of these out, it wont be taken into account anymore. So, I asked for yes, no or maybe, and I want it to respond specifically to each of those condition. But if I decide that I don't need to specify maybe anymore I could simply remove this condition by removing everything in those curly braces like this. <text:s/>And then I will only check specificallly for yes or no with specific responses for each of those. And then anything else whatever else the person types would go into the else. So, of course, you can have multiple lines in here, you can have entire blocks. You can nest if statements within other if statements, like this. And have entire blocks, and all kinds of branching inside these if statements. And of course, the conditions in these parenthesis don't have to be a simple comparison, you can add in logical operators. <text:s/>Now of course, this one wouldn't be terribly good because the answer is never going to be both of these at the same time. So instead, you could take action based on if the user said yes or no, and then do something in here. The point is that anything that appears in these parentheses is the condition under which the following curly brace delimited <text:soft-page-break/>block will execute. So, whatever appears in here, however long it is. And then, if not, you'll jump down to this next one, specified by an else if, and then your default condition is else. And you can leave off the default condition. <text:s/>So, if this condition ends up being true, do all this stuff, and then specifically check for another condition, and then, have no default action. So, you only do stuff, if, answer is yes, or down here, if answer is no. So, you can see there's a lot of power in being able to branch off and do different things in your code based on different things, whether its input from the user or conditions that you created in your own code. But that is how you can use if statements to execute different code under different conditions.<text:line-break/></text:p>
        </text:list-item>
      </text:list>
      <text:p text:style-name="P4">4.2 Arithmetic operators</text:p>
      <text:list xml:id="list8009545518025583440" text:style-name="L23">
        <text:list-item>
          <text:p text:style-name="P27">In this video, we're going to look at one of the fundamental control structures, the if statement. An if statement is what you use to branch in your code, depending on certain conditions. So, what we're going to do first is assign a variable based on a response to a question. So, here's the piece of code, I'm going to assign this variable answer to the result of this method of the global window object. It's called confirm, and watch what happens when I execute this. So, you can see that this string that I passed into the confirm function, it's rendered here. <text:s/>And based on which of these two buttons I click, I'm going to get a different value in the answer variable. So, if I click OK, and then look at what answer is, I get true. I'm going to run this again, if I click Cancel and look at answer, I get false. So, in the course of a piece of code, you might want to ask the user for an answer to something. And this window.confirm method is a way that you could do that. Having retrieved an answer, now I need to take some action based on what the user said. <text:s/>So, let's extend this block of code a little bit, I'm going to paste this in to save a little bit of typing. So, I'm going to do the same thing I'm going to assign the variable answer to the result of this question. And now here's my if statement. If and then in parenthesis I put my condition or conditions. If answer is true then I'll just log a message to the console that says you said true. And that's it, I'm going to execute this and here we go. I get asked the question and if I click OK, the answer was true so the message gets logged here in the console. Let's execute that code again. <text:s/>Now if I click Cancel, nothing happens. So, you can see that by asking this question in the form of an if statement, I got to execute this code or not. Now this is really, really useful and you'll see this all the time. So, let's extend this to take a different action based on whether the answer was true, or it was false. So, I'm going to bring this code up again and now I'm going to add an else statement. <text:s/>It looks just like an if statement except now, what happens is, if this condition is true, this code gets executed. And if anything else happens, whatever appears in here will be executed. So, let's say console.log you said something else. And I'll execute this, first I'll click OK. And there we go, you said true. Execute the code again, click Cancel. And that means I said something else. So, this is how you get to branch in your code and do certain things under certain conditions and do other stuff in other conditions. <text:s/>If statements can be extended even further. Let's take a look at another block of code. First I'll clear the console, now here's a longer block. This time we're using window.prompt which is going to prompt me using a text field. So, I'm instructing the user to type yes, no, or maybe then click OK. And then I'm going to take some various actions based on what the user said. So first, let's just execute this code and see what it does. I get this prompt, and I have a text field, so here are my instructions. <text:s/>Type Yes, No or Maybe then click OK. So, I will type Yes first and click OK. And here we go, you said yes. We'll execute it one more time and I'll try Maybe. You said maybe, I don't know what to make of that. Okay and then we'll execute it one more time. And I'm just going to type, Cookie, and it returns, You rebel you. Okay now that we've done this, let's take a look at the code and break it down. So, I'm going to switch over to a text editor with syntax highlighting to make this easier to see. So, here's that code, first here's my window.prompt method with a question. And now I've added to my if statement a couple of else if's. So, we're branching in various different ways depending on what the user said. And I'll add a little bit of white space to make this even clearer. So, my first statement is an if. <text:s/>If this answer is exactly yes, log this message and then nothing else that follows will execute. But if this fails, I go down to the next condition, which is specified using else if, like this. So, this is just a subsequent if statement, that will only execute if the first one turns out not to be true. If answer was not yes, we go to the next one, and we ask, is answer maybe? And if so, execute the block contained in these curly braces. If that's not true, then we jump down to the next one, and we ask, was the answer exactly no with an else if. <text:s/>And if so, execute whatever is in the following curly braces. And if that isn't true, we have a final condition else. If all of these other ones fail, we end up in this code block and we get the answer you rebel you. Just remember this is sort of cascading down through each of these subsequent conditions. And if I strip any of these out, it wont be taken into account anymore. So, I asked for yes, no or maybe, and I want it to respond specifically to each of those condition. But if I decide that I don't need to specify maybe anymore I could simply remove this condition by removing everything in those curly braces like this. <text:s/>And then I will only check specificallly for yes or no with specific responses for each of those. And then anything else whatever else the person types would go into the else. So, of course, you can have multiple lines in here, you can have entire blocks. You can nest if statements within other if statements, like this. And have entire blocks, and all kinds of branching inside these if statements. And of course, the conditions in these parenthesis don't have to be a simple comparison, you can add in logical operators. <text:s/>Now of course, this one wouldn't <text:soft-page-break/>be terribly good because the answer is never going to be both of these at the same time. So instead, you could take action based on if the user said yes or no, and then do something in here. The point is that anything that appears in these parentheses is the condition under which the following curly brace delimited block will execute. So, whatever appears in here, however long it is. And then, if not, you'll jump down to this next one, specified by an else if, and then your default condition is else. And you can leave off the default condition. <text:s/>So, if this condition ends up being true, do all this stuff, and then specifically check for another condition, and then, have no default action. So, you only do stuff, if, answer is yes, or down here, if answer is no. So, you can see there's a lot of power in being able to branch off and do different things in your code based on different things, whether its input from the user or conditions that you created in your own code. But that is how you can use if statements to execute different code under different conditions.<text:line-break/></text:p>
        </text:list-item>
      </text:list>
      <text:p text:style-name="P4">4.3 Logical operators</text:p>
      <text:list xml:id="list2442381532035269929" text:style-name="L24">
        <text:list-item>
          <text:p text:style-name="P28">In this video, we're going to look at one of the fundamental control structures, the if statement. An if statement is what you use to branch in your code, depending on certain conditions. So, what we're going to do first is assign a variable based on a response to a question. So, here's the piece of code, I'm going to assign this variable answer to the result of this method of the global window object. It's called confirm, and watch what happens when I execute this. So, you can see that this string that I passed into the confirm function, it's rendered here.<text:line-break/> <text:s/>And based on which of these two buttons I click, I'm going to get a different value in the answer variable. So, if I click OK, and then look at what answer is, I get true. I'm going to run this again, if I click Cancel and look at answer, I get false. So, in the course of a piece of code, you might want to ask the user for an answer to something. And this window.confirm method is a way that you could do that. Having retrieved an answer, now I need to take some action based on what the user said. <text:s/>So, let's extend this block of code a little bit, I'm going to paste this in to save a little bit of typing. So, I'm going to do the same thing I'm going to assign the variable answer to the result of this question. And now here's my if statement. If and then in parenthesis I put my condition or conditions. If answer is true then I'll just log a message to the console that says you said true. And that's it, I'm going to execute this and here we go. I get asked the question and if I click OK, the answer was true so the message gets logged here in the console. Let's execute that code again. <text:s/>Now if I click Cancel, nothing happens. So, you can see that by asking this question in the form of an if statement, I got to execute this code or not. Now this is really, really useful and you'll see this all the time. So, let's extend this to take a different action based on whether the answer was true, or it was false. So, I'm going to bring this code up again and now I'm going to add an else statement. <text:s/>It looks just like an if statement except now, what happens is, if this condition is true, this code gets executed. And if anything else happens, whatever appears in here will be executed. So, let's say console.log you said something else. And I'll execute this, first I'll click OK. And there we go, you said true. Execute the code again, click Cancel. And that means I said something else. So, this is how you get to branch in your code and do certain things under certain conditions and do other stuff in other conditions. <text:s/>If statements can be extended even further. Let's take a look at another block of code. First I'll clear the console, now here's a longer block. This time we're using window.prompt which is going to prompt me using a text field. So, I'm instructing the user to type yes, no, or maybe then click OK. And then I'm going to take some various actions based on what the user said. So first, let's just execute this code and see what it does. I get this prompt, and I have a text field, so here are my instructions. <text:s/>Type Yes, No or Maybe then click OK. So, I will type Yes first and click OK. And here we go, you said yes. We'll execute it one more time and I'll try Maybe. You said maybe, I don't know what to make of that. Okay and then we'll execute it one more time. And I'm just going to type, Cookie, and it returns, You rebel you. Okay now that we've done this, let's take a look at the code and break it down. So, I'm going to switch over to a text editor with syntax highlighting to make this easier to see. So, here's that code, first here's my window.prompt method with a question. And now I've added to my if statement a couple of else if's. So, we're branching in various different ways depending on what the user said. And I'll add a little bit of white space to make this even clearer. So, my first statement is an if. <text:s/>If this answer is exactly yes, log this message and then nothing else that follows will execute. But if this fails, I go down to the next condition, which is specified using else if, like this. So, this is just a subsequent if statement, that will only execute if the first one turns out not to be true. If answer was not yes, we go to the next one, and we ask, is answer maybe? And if so, execute the block contained in these curly braces. If that's not true, then we jump down to the next one, and we ask, was the answer exactly no with an else if. <text:s/>And if so, execute whatever is in the following curly braces. And if that isn't true, we have a final condition else. If all of these other ones fail, we end up in this code block and we get the answer you rebel you. Just remember this is sort of cascading down through each of these subsequent conditions. And if I strip any of these out, it wont be taken into account anymore. So, I asked for yes, no or maybe, and I want it to respond specifically to each of those condition. But if I decide that I don't need to specify maybe anymore I could simply remove this condition by removing everything in those curly braces like this. <text:s/>And then I will only check specificallly for yes or no with specific responses for each of those. And then anything else whatever else the person types <text:soft-page-break/>would go into the else. So, of course, you can have multiple lines in here, you can have entire blocks. You can nest if statements within other if statements, like this. And have entire blocks, and all kinds of branching inside these if statements. And of course, the conditions in these parenthesis don't have to be a simple comparison, you can add in logical operators. <text:s/>Now of course, this one wouldn't be terribly good because the answer is never going to be both of these at the same time. So instead, you could take action based on if the user said yes or no, and then do something in here. The point is that anything that appears in these parentheses is the condition under which the following curly brace delimited block will execute. So, whatever appears in here, however long it is. And then, if not, you'll jump down to this next one, specified by an else if, and then your default condition is else. And you can leave off the default condition. <text:s/>So, if this condition ends up being true, do all this stuff, and then specifically check for another condition, and then, have no default action. So, you only do stuff, if, answer is yes, or down here, if answer is no. So, you can see there's a lot of power in being able to branch off and do different things in your code based on different things, whether its input from the user or conditions that you created in your own code. But that is how you can use if statements to execute different code under different conditions.<text:line-break/></text:p>
        </text:list-item>
      </text:list>
      <text:p text:style-name="P4">4.4 Conditionals: If</text:p>
      <text:list xml:id="list8002158332372887741" text:style-name="L25">
        <text:list-item>
          <text:p text:style-name="P29">In this video, we're going to look at one of the fundamental control structures, the if statement. An if statement is what you use to branch in your code, depending on certain conditions. So, what we're going to do first is assign a variable based on a response to a question. So, here's the piece of code, I'm going to assign this variable answer to the result of this method of the global window object. It's called confirm, and watch what happens when I execute this. So, you can see that this string that I passed into the confirm function, it's rendered here. </text:p>
        </text:list-item>
        <text:list-item>
          <text:p text:style-name="P29">And based on which of these two buttons I click, I'm going to get a different value in the answer variable. So, if I click OK, and then look at what answer is, I get true. I'm going to run this again, if I click Cancel and look at answer, I get false. So, in the course of a piece of code, you might want to ask the user for an answer to something. And this window.confirm method is a way that you could do that. Having retrieved an answer, now I need to take some action based on what the user said. </text:p>
        </text:list-item>
        <text:list-item>
          <text:p text:style-name="P29">So, let's extend this block of code a little bit, I'm going to paste this in to save a little bit of typing. So, I'm going to do the same thing I'm going to assign the variable answer to the result of this question. And now here's my if statement. If and then in parenthesis I put my condition or conditions. If answer is true then I'll just log a message to the console that says you said true. And that's it, I'm going to execute this and here we go. I get asked the question and if I click OK, the answer was true so the message gets logged here in the console. Let's execute that code again. </text:p>
        </text:list-item>
        <text:list-item>
          <text:p text:style-name="P29">Now if I click Cancel, nothing happens. So, you can see that by asking this question in the form of an if statement, I got to execute this code or not. Now this is really, really useful and you'll see this all the time. So, let's extend this to take a different action based on whether the answer was true, or it was false. So, I'm going to bring this code up again and now I'm going to add an else statement. <text:s/>It looks just like an if statement except now, what happens is, if this condition is true, this code gets executed. And if anything else happens, whatever appears in here will be executed. So, let's say console.log you said something else. And I'll execute this, first I'll click OK. And there we go, you said true. Execute the code again, click Cancel. And that means I said something else. So, this is how you get to branch in your code and do certain things under certain conditions and do other stuff in other conditions. <text:s/>If statements can be extended even further. Let's take a look at another block of code. First I'll clear the console, now here's a longer block. This time we're using window.prompt which is going to prompt me using a text field. So, I'm instructing the user to type yes, no, or maybe then click OK. And then I'm going to take some various actions based on what the user said. So first, let's just execute this code and see what it does. I get this prompt, and I have a text field, so here are my instructions. <text:s/>Type Yes, No or Maybe then click OK. So, I will type Yes first and click OK. And here we go, you said yes. We'll execute it one more time and I'll try Maybe. You said maybe, I don't know what to make of that. Okay and then we'll execute it one more time. And I'm just going to type, Cookie, and it returns, You rebel you. Okay now that we've done this, let's take a look at the code and break it down. So, I'm going to switch over to a text editor with syntax highlighting to make this easier to see. So, here's that code, first here's my window.prompt method with a question. And now I've added to my if statement a couple of else if's. So, we're branching in various different ways depending on what the user said. And I'll add a little bit of white space to make this even clearer. So, my first statement is an if. <text:s/>If this answer is exactly yes, log this message and then nothing else that follows will execute. But if this fails, I go down to the next condition, which is specified using else if, like this. So, this is just a subsequent if statement, that will only execute if the first one turns out not to be true. If answer was not yes, we go to the next one, and we ask, is answer maybe? And if so, execute the block contained in these curly braces. If that's not true, then we jump down to the next one, and we ask, was the answer exactly no with an else if. <text:s/>And if so, execute whatever is in the following curly braces. And if that isn't true, we have a final condition else. If all of these other ones fail, we end up in this code block and we get the answer you rebel you. Just remember this is sort of cascading down through each of these subsequent <text:soft-page-break/>conditions. And if I strip any of these out, it wont be taken into account anymore. So, I asked for yes, no or maybe, and I want it to respond specifically to each of those condition. But if I decide that I don't need to specify maybe anymore I could simply remove this condition by removing everything in those curly braces like this. <text:s/>And then I will only check specificallly for yes or no with specific responses for each of those. And then anything else whatever else the person types would go into the else. So, of course, you can have multiple lines in here, you can have entire blocks. You can nest if statements within other if statements, like this. And have entire blocks, and all kinds of branching inside these if statements. And of course, the conditions in these parenthesis don't have to be a simple comparison, you can add in logical operators. <text:s/>Now of course, this one wouldn't be terribly good because the answer is never going to be both of these at the same time. So instead, you could take action based on if the user said yes or no, and then do something in here. The point is that anything that appears in these parentheses is the condition under which the following curly brace delimited block will execute. So, whatever appears in here, however long it is. And then, if not, you'll jump down to this next one, specified by an else if, and then your default condition is else. And you can leave off the default condition. <text:s/>So, if this condition ends up being true, do all this stuff, and then specifically check for another condition, and then, have no default action. So, you only do stuff, if, answer is yes, or down here, if answer is no. So, you can see there's a lot of power in being able to branch off and do different things in your code based on different things, whether its input from the user or conditions that you created in your own code. But that is how you can use if statements to execute different code under different conditions.<text:line-break/></text:p>
        </text:list-item>
      </text:list>
      <text:list xml:id="list8036261262788106645" text:style-name="L26">
        <text:list-item>
          <text:list>
            <text:list-item>
              <text:p text:style-name="P47">Conditionals: Switch</text:p>
            </text:list-item>
          </text:list>
        </text:list-item>
      </text:list>
      <text:list xml:id="list4953893877461976324" text:style-name="L27">
        <text:list-item>
          <text:list>
            <text:list-item>
              <text:p text:style-name="P30">In this video we're going to look at another way of doing conditional branching in Javascript which is using the switch statement. So here's our example using if statements to do some branching based on user response to this question. Now this is fine. This a perfectly good way to write and read this but there is another way to do the same thing. And that's called a switch statement, so I've taken this example, and I've rewritten it using switch. Let's take a look at that now. So I have this on two separate tabs so we can switch back and forth easily. So we have the same question up here, where we're looking for one of these responses. <text:line-break/> <text:s/>Here's how it works. We start by saying switch and then in the parenthesis we put an expression that we want to evaluate. Most of the time when you see switch statements, this will take the form of just a variable, but sometimes it will be a full expression. But in any case, it needs to evaluate down to something you can check down below. So, typically what you'll see is a variable and then you're checking some various states of what it's value might be. So here we're looking for yes, no, maybe, or something else. So what we do is we set up what are called case blocks.<text:line-break/> <text:s/>And that takes the form of case followed by whatever the value is and then a colon. Sometimes you'll see it without the white space. This doesn't matter. Either way works. Whatever seems most readable to you. And then following that are the various statements, ending with break. When you see break, that exits you out of the switch statement. So here's how this works. We say switch, answer, and then the curly brace. And so first, we check, was the answer yes? And if so, we execute what follows the colon until we hit the break statement.<text:line-break/> <text:s/>So in this case, it's just this one line where we log in the console, you said yes, and then we break, ending the switch statement. If we said maybe, then we would enter the switch statement, and if the answer was maybe, we wouldn't execute this block, so we'd skip down to the next case, maybe. Okay. Then we would execute this, logging this line. And incidentally we have this comment. Note the double primes, that means the quote makers here. We have a single quote inside this string, so the whole thing is surrounded in double quotes.<text:line-break/> <text:s/>Okay, so, if we said maybe, we'd execute this block, then break. If we said no we'd check this one first, doesn't work, check this one next, doesn't work, check this one next, this does match, so we would execute the lines and then break. Now as with an if block, where we have an else condition at the end, with a switch statement we have default. And again, this can include white space or not. So default in a switch is equivalent to else in an if block.<text:line-break/> <text:s/>If none of these other stuff matches, execute this block and then finally break out of the switch. So, let's copy this whole thing and try it out in the Javascript console. Now, switch over to the Chrome Canary and paste this in. Okay, so first we're going to. Fill out this answer variable with whatever I type in here. So let's go with no, and here we have it. You said no. So what happened was I checked for yes, which was not what I typed in.<text:line-break/> <text:s/>Then maybe, which was not what I typed in. Then no, and this was the line we executed. You said no. And then we broke out of the switch statement. So as you can see, this effectively does the same thing as these if statements. But it's another way of phrasing it and you might like this version better. If you get sick of looking at curly braces for example, this could be just your cup of tea. There is one thing that's a little bit tricky with switch statements that you need to be aware of.<text:line-break/> <text:s/>They can cascade in a way that if statements don't do. So, let's say I remove this break and then I <text:soft-page-break/>execute the same thing again. Watch what happens. I'm going to copy this switch back to Chrome Canary. Clear the console. Now, paste this in. Now, I removed the break under yes. So, watch what happens when I type yes in to this. I get, you said yes, which I expect, because it was in this case block, but then, I get, you said maybe. So this is the thing about switch statements.<text:line-break/> <text:s/>If you don't include a break the execution will cascade down subsequent case blocks. So I'm going to switch back to the editor so we can see this a little more clearly with the syntax highlighting. I typed in yes so this block got executed but there's no break here so the next case statement is ignored and we just continue and execute this block as well. So when you're writing a switch block, you need to be really careful about that. Sometimes it can be an actual useful feature, but you want to be sure that if you want just a single block to execute, that you include that break statement.<text:line-break/> <text:s/>Because switch statements, and their case blocks, require breaks in order to work like this. Sometimes you might find that they're a little more difficult to debug than an equivalent set of if statements, because in an if block, you have these nice curly braces, and that can help you figure out which block is the one that's supposed to be executing based on that condition. Whereas switch statements, it's colons, and there's just nothing surrounding these blocks. So, in your editor, it can be a little more difficult to find out exactly what's happening at any given time.<text:line-break/> <text:s/>But they are very useful and you may find them to be more readable. Or, if you remove these break statements and you actually want to be able to cascade and execute two conditions on a single case, then maybe you'll find switch statements will be just your cup of tea. But that's an overview of how to use switch statements to get the same kind of branching that an If statement can give you and sometimes different conditional execution.</text:p>
            </text:list-item>
          </text:list>
        </text:list-item>
      </text:list>
      <text:list xml:id="list3157328197215852141" text:style-name="L28">
        <text:list-item>
          <text:list>
            <text:list-item>
              <text:p text:style-name="P48">Terse ifs: one-liners and the ternary operator</text:p>
            </text:list-item>
          </text:list>
        </text:list-item>
      </text:list>
      <text:list xml:id="list5076806801847148514" text:style-name="L29">
        <text:list-item>
          <text:list>
            <text:list-item>
              <text:p text:style-name="P31">In this video, we're going to look at a few of the forms in which if statements will be made shorter. You may write these in your own code. And you will certainly see them if you start looking at other people's Javascript code. So first, let's take a look at this one line form. So I'm setting a variable called cherub to cupid. And then down here I have an if statement. And unlike the ones that we've seen previously, where the action that you're supposed to take appears in curly braces, this one is all on one line. So the idea here is that if this condition is true, then we just do whatever is on this line and then move on, with whatever comes below, in the code. <text:s/>Let's try this out. Copy this, switch back to canary. Paste it in. So what we expect to happen is if cherub is cupid, which so far, it is, we get this ouch and arrow ooh, I'm in love line echoed to the console. And indeed we do. And if I un-comment this line so that the cherub is now some other guy, we see the value of cherub, but we do not get this console dot log line. So you'll see this a lot and sometimes you'll even see it in this form. <text:s/>As we know javascript in most cases doesn't care about white space, so this will also work. And furthermore, sometimes you'll even see an "else" condition set up in a similar way. (audio playing) This would also work. Now the danger that you run into with this style is that if you decide later to add another line here, that's not a comment, something that will actually execute. Now you're going to get unexpected behaviors, because only the first line after the if statement will actually be executed. <text:s/>Then this one will be on its own. If you want multiple lines of actions to be executed after a condition is evaluated by an if statement, you need to surround it with those curly braces, like this. And generally speaking, to keep your code readable and to prevent yourself from hiding little bugs, it's a good idea, I think, to phrase things in this form. If you're going to get into anything more basic than a simple if something, do this one thing. So I'm doing all this business. <text:s/>I would say this is okay. It's fairly readable. But if you're going to get into anything more complicated, you should probably stick to the form involving curly braces and more verbosity. Here's another thing you might see. So we have some variables here. What we want for Christmas is a puppy. What we got for Christmas, in this case, also a puppy. And whether we're going to cry about it. So if what we want for Christmas is what we got for Christmas then we're going to log a message to the counsel saying the children are so pleased, and we will continue not to cry about it. Otherwise we are going to log a message to the counsel and say oh, no sad Christmas and then we'll mark that we might cry about it. In fact we will cry about it, it is true. <text:s/>And then down here, is the part that's new. We have this very short condition, which is simply a variable. So in a normal if statement that we've seen so far, like this, we have a full expression that then evaluates to be true or false. We can just check a single variable in the same way. So we can say, is this variable true, and just writing the variable name in here is enough. Likewise, if we wanted to check whether it was false, or really, falsey, we could put the not in front of this. In this case, if we're talking about crying about it, if we're not going to cry about it, then we'd want something more like yay. Like that. <text:s/>So you will often see entire expressions that can be expressed in a single variable collapsed down like this in javascript code, and you can feel free to do this yourself. Now, let's get rid of this line and run this. Just to see what happens. So we'll paste this in and what we want for Christmas and what we got for Christmas are the same. So we got the yay the little children are pleased message up here and cry about it stayed falsed. We change this, so that what we got for Christmas is something different. Now, not only do we get the message about sad Christmas. But this evaluates to true now. <text:s/>As you can see here. And we get the sad child message in the console. So that's another way that if statements will collapse and be shorter. And <text:soft-page-break/>here's one more. This is called the ternary operator, or the conditional operator. It's an expression followed by a question mark, followed by the action to take if it's true, then a colon, and then the action to take if this expression is false. Let's paste this in. So what happened is we set the variable animal to be cat. And then we check whether animal is cat down here. And then if so we say you will be a cat herder. <text:s/>If not we would have said you will be a dog catcher. We run this again. Only this time, we set animal to dog, or, you know, we could even set it to yak. Anything that's not cat, we get this second message, you will be a dog catcher. The ternary operator is often used to set a variable, based on certain conditions, and the parentheses I've placed in here are not required but I find them to make things a little more readable. So we can execute the same thing. Copy this. Jump over here. <text:s/>So first, we get the console dot log message from this first terinary line, and then this variable gets set later. So let's look at the job variable and it is cat herder. We run this again, only setting animal to be dog later. Now, you will be a dogcatcher, and the job variable is also set to dogcatcher. So again, this is the same thing as an if this, do this, else, do this. I don't use this construct very much in my own code, because I just find that it gets to be a little bit too terse, a little bit too hard to read. But you will certainly see this in the wild. <text:s/>And I mean, it's not like I never use it. You will sometimes find occasions where you will want to use this. And if you like your code to be terse, then maybe you'll use it all the time. But as with anything in any kind of programming, there's always a trade off between terseness and readability. And you just want to be careful that you don't write things that you or someone else will not be able to read later. So that's a look at a few ways that if statements can be collapsed into shorter, terser statements.<text:line-break/></text:p>
            </text:list-item>
          </text:list>
        </text:list-item>
      </text:list>
      <text:list xml:id="list6123965005857251820" text:style-name="L30">
        <text:list-item>
          <text:list>
            <text:list-item>
              <text:p text:style-name="P49">Type checking</text:p>
            </text:list-item>
          </text:list>
        </text:list-item>
      </text:list>
      <text:list xml:id="list7250082057426671018" text:style-name="L31">
        <text:list-item>
          <text:list>
            <text:list-item>
              <text:p text:style-name="P32">At this point we're now aware of many data point in JavaScript. We know about numbers, strings, booleans, objects, arrays, so forth. There will be times in Javascript where you want to find out what a variable contains, what type of data it contains. We're going to look at that in this lesson. Now, some programming languages have what's called Strong Typing which means that if you want to create a variable, let's say a variable called thing, Instead of just saying var, you might need to specify the type of data that's supposed to go into that variable before you make it. <text:s/>The idea being that when your script or your program actually executes, your compiler can look at the definitions for the different variables and make sure that the data that you're putting into them is what you told it you wanted to put in there, to avoid making mistakes. Javascript doesn't care. With Javascript, you can create a variable and put anything into it you want. So I've just made a variable called thing and I've put the number 12 into it. But if I decide later I want to change thing to a string that's just fine. <text:s/>Java script does not care a bit. Now during the execution of a program there will be many times when your dealing with uncertainty. You can get a variable in a particular portion of your program and you don't necessarily know what's in there. And before you act on that data, you might need to check what type it is to make sure that anything that happens afterwards is something that you can actually do. So to check the type of something, Javascript offers the typeof operator. It looks like this, typeof all lowercase, one word, and so if I check my variable, thing, which currently has the string in it. <text:s/>I would expect to get back string, and indeed I do. Type of always returns a string. It isn't always the word string, but it is a string with the name of the type in all lower case. So if it's a string, you get a string that says string. Would you like me to say string a few more times? No, alright, we'll proceed. So, if I put 12 back into thing, the number, and then check its type, I get back, number. So far so good. If I change thing to false, and check its type, I get boolean. So far, everything is working great. <text:s/>Just what we expect. Let's change it again. This time, to an object. I'll just change it into an empty object. And now, if I check the type, I get back object. Okay? Let's try something else. Let's change thing into an empty array and see what happens. Now if I check the type of thing. Hmm, I get object. Now we know that technically, JavaScript arrays are objects, but they are different, and there are going to be times when this result is not going to be helpful because although arrays technically are objects, they do behave differently. <text:s/>And so if we want a way to the whether thing is really an array, we have to do something a little different. We can do type of thing equals object. And then check, using and, whether thing, and we will use the method has own property, spelled just like this. The has own property method can check whether an object has a given property. And we pass the property that we want to check as a string. Arrays are objects that also have the length property. That's not the only thing that differentiates them, but it is a convenient thing to check. <text:s/>So right now, thing is an array. We know this. And so if we check typeof thing, we will get object, and then we can further check whether thing has own property length. We get true for that. So if I change thing back into an empty object, and run the same check again, now I get false. So if you ever want to check whether a variable contains an array, you can run this check. There are other instances where typeof will not return something that you expect. <text:s/>So for example, we know that there is this thing called not a number, spelled like this. It's called not a number, so if I check the type of not a number, what do I get? Number. I'd call that a little counterintuitive. So if you're doing some mathematical work, and you want to see if your result is not a number, using typeof not a number is not the way you want to do that. Likewise, we check type of null. We get object, which is also weird. So if we want to check whether a variable is null, we would want to use the strict quality operator, <text:soft-page-break/>like this. Currently thing, is an object. <text:s/>This is reporting correctly. Now if I set thing to null. Here we go, check this. Now it's true. So there are many subtleties that you'll run into, with different, special values in Javascript. That won't necessary give you back the type that you expect. So as you can see, there are special instances where type of is not work exactly the way you might expect it to. So you need to be careful with it, when you're writing your code. But there're certain cases especially for a number of strings, booleans and regular objects where it's pretty much going to work exactly the right way every time. <text:s/>So that's a look at type of, which let's us check the type of a variable and deal with the kind of uncertainty that we will run into quite often in our programs</text:p>
            </text:list-item>
          </text:list>
        </text:list-item>
      </text:list>
      <text:h text:style-name="P53" text:outline-level="1">5.0 Iterating with loops<text:span text:style-name="T1"><text:line-break/></text:span></text:h>
      <text:list xml:id="list5459579349274449231" text:style-name="L32">
        <text:list-item>
          <text:list>
            <text:list-item>
              <text:p text:style-name="P50">For loops: Sequential</text:p>
            </text:list-item>
          </text:list>
        </text:list-item>
      </text:list>
      <text:list xml:id="list4656541713414081434" text:style-name="L33">
        <text:list-item>
          <text:list>
            <text:list-item>
              <text:p text:style-name="P33">When we talk about programming computers, it's always with the goal of making the machine do something that we're maybe not so good at. Or, maybe we don't want to do. One of the things that a computer can do really well is do the same thing over and over again. So, what I'm talking about, is called looping. And in this lesson, we are going to look at for loops. Specifically we're going to look at sequential for loops. So what this is is a way of telling the machine to do something over and over and over again a certain number of times. It looks like this: you write the word for, and then in some parentheses you put three statements. <text:s/>First, you initialize some sort of variable. So what we're going to do here is do something ten times. So I'm going to start by creating a variable, and typically when you see for loops in the wild, the variable that you're initializing will be called i, for index, it's just sort of a convention. But you can call it anything you want. I will be set to, again, canonically as we've seen with arrays, when they're zero indexed, very often arrays are often zero indexed. <text:s/>So we start out with an initialization, which is setting this variable I to 0. Then we put a semicolon. The next statement is a condition. This is a condition under which we will stop looping. So, in this case, we want to loop ten times. So what I want to do is make sure that I is less than 10. So, that's what I can say, I is less than 10. And another semicolon. So what we're doing here, is we're starting out with 0, and then we're checking that I is less than 10. So now we have our initialization, and our ending condition, but how do we get there? Every time through this loop, we are going to increment i. <text:s/>There are various ways we can increment a variable, as we've seen. You can do I plus equals 1. One way you'll often see it in for loops is using the I plus plus method. Either one works. We'll go with I plus equals 1, for now. And then in some curly braces, we've put the things that we want to happen every time this loop runs. So in this case, we'll do something simple. We'll use console.log to write the index, that is i, to the console. So to recap, this for loop has these three statements. <text:s/>We're initializing a variable, called i, at 0, and then we're going to stop once I is no longer less than 10, and every time through this loop, we're incrementing I by 1. And each time we go through this loop. We are writing to the console, the value of i. So let's execute this. And there we go. So I starts out at 0, and the line is written out to the console right here. The next time I is incremented by 1, and it writes out 1. And this continues until we get down to this line. <text:s/>When I ends up being 9, the line is written, and then it's incremented again, and I is equal to 10. So this condition fails, because I is no longer less than 10, and the loop stops. Now of course, you can have as much stuff in these curly braces as you want. You can take all kinds of action inside loops. Let's take a look at an example loop that is a little more like a real world example. I'll switch back to a text editor, so we can look at this. So, a very common use case for for loops is to loop over the contents of an array. <text:s/>So, here we have an array of page names. Home, about us and so on. Six items in the array. Now in the real world we might come up with some clever way of populating this with page titles instead of writing them in statically, which is called hard coding. But for now this will work. So we have this array of page names and we're going to write a piece of code that will look through this array, and then tell us when we've found the one that we're on. So to do this on a real page, we would be accessing the document variable. <text:s/>This is part of the document object model, and is one of the things that you have access to when you run JavaScript on a real webpage. And so this document object has a property called title, which is the contents of the title tag of that page. So here's what we're doing with our for loop. We're initializing I to 0. Because, as you remember, the first index in an array is 0, and then we are looping until we hit the length of this array. So that will go over each one in sequence, incrementing by 1 each time. <text:s/>And then we have this condition. So we check if the title is the current page name. So we're taking this index, which starts out at 0, and then increments each time, and we're using it as a key into the page names array. So the first time through, we're looking at page names I where I is 0. So the first time through, this would be home. Second time through, it would be about us. And so what this code is doing is every time through the loop, it's going to take one of these actions. If the document title matches, it's going to write a message to the log that says we are here, and then give you the name. <text:s/>If not, we are not here, and then again printing the name. So let's try this. And to do this we're going to need an actual page. So what I'm going to do is, switch back to my browser, and clear this console. And now I'm going to <text:soft-page-break/>my Finder, and look at the assets folder, and I have this file called sandbox.html. This is basically just a little stub file. It doesn't have much meaningful in it, but I can drag it into my browser, and now instead of operating without the document object, I actually have a document object available because of this page. <text:s/>So, just to show you, this is the source of this page. It does load jQuery down here with a script tag, but really there's not much going on. But it does have a title, which is what we're going to inspect. So, now that I have this page available, I can copy this code. Switch back to my browser and paste it in. Now, you can see up here that the title of this page is JavaScript Playground. Just like this. So watch what happens when I run this code. We are not home, we are not in about us. We are not on Contact Us, we are on the JavaScript Playground. We are not here and we are not here. <text:s/>So using this loop, I was able to run over this array. And check against this page title every time through without having to write this over and over and over again. There's one thing that we want to do as programmers, it's not repeat ourselves. And looping over an array using a for loop is very common. You'll see this a lot in the real world. And one more quick note about this code. Switch back to the text editor. As programmers we like very much not to repeat ourselves. So, you may look through a block of code as you're writing and say hey look. <text:s/>I'm doing the same thing more than once. So in this case, I'm referring to page names index: i, three times. So this is ripe for rewriting. So what we can do, is every time through the loop. We can assign a variable called current page title. So every time this loop cycles, pageNames, index i, gets assigned to currentPageTitle. This is a little bit more readable for subsequent usage, so I can paste this over these three occurrences. That just makes it a little easier to read what's going on here, if document.Title equals the current page title. <text:s/>That's the current page title as we're looping through this array. That makes a little more sense to me than just using this page names with the I index. Now, in a block of code this short, it's not a big win, but it's something. And helping yourself out by using meaningful variable names instead of something like this, which is maybe just a little less meaningful, can be a great help. As your program builds in size. So that's a look at using sequential for loops to do the same thing over and over again.<text:line-break/></text:p>
            </text:list-item>
          </text:list>
        </text:list-item>
      </text:list>
      <text:list xml:id="list4200216690014918547" text:style-name="L42">
        <text:list-item>
          <text:list>
            <text:list-item>
              <text:p text:style-name="P51"><text:span text:style-name="T1">For loops: Enumerative</text:span></text:p>
            </text:list-item>
          </text:list>
        </text:list-item>
      </text:list>
      <text:list xml:id="list896306373232593126" text:style-name="L43">
        <text:list-item>
          <text:p text:style-name="P42"><text:span text:style-name="T1">In this lesson we're going to look at another type of for loop, the enumerative for loop. This is one that you can use on arrays or objects. And it's very useful, but you need to be a little careful with it. So here I have a couple of code samples. First we'll look at iterating over an array with this thing. I have this variable called page names, it's an array, it's six items. Now to iterate over this using techniques we know, I would use a for loop where I'm setting I to zero, going up to the length of the page name's array, and incrementing I every time. There's another way to do this using for n, the enumerative for loop.<text:line-break/>This is what it looks like. I have for, followed by parentheses. And then the expression inside is var, and then I can choose whatever variable name I want. I'm using p in this case. In, then the name of the object, or in this case, array over which I'm going to iterate. So, what happens is this loop will execute as many times as there are enumerable objects in the array. Generally speaking, that's going to be the items that you put in here. I say generally speaking because that's not guaranteed. We'll get into that a little more when we talk about objects. But for now, what's happening is each time through the loop, P gets assigned to the index starting with the first one.<text:line-break/>Which in the case of an array is zero. So, every time through the loop, it just gets assigned to the next key. So what I'll be getting out of here is a first time zero is, and then page names sub p would be home. So I get zero is home, then the next time through one is about us, and so on. Let's execute this and try it, so I'll copy this. And switch over to my browser, paste it into the console and run it. And there we go. Zero is home. One is about us. And so forth.<text:line-break/>Now one of the things about a for in loop is that the order in which these indices are pulled out of the object, again in this case it's an array, is not guaranteed. In this case, we did get them in the order that we put them in, but It's not guaranteed. So it's generally not recommended that you use a for in loop on an array where the order of the things is important. And if we're using an array at all, usually we consider the order to be important. So, even though this is a little shorter, it's generally recommended not to use this with arrays. That said, you will still see it used this way sometimes so I wanted to show it to you.<text:line-break/>But here's the thing about a for in loop that's interesting. You can use it on other objects, not just arrays. So here's a pages object, with various properties. I'm just using ordinal words, and then names. Down here I have for var p in pages. This is that object. And then skipping this line for a moment, same deal. Console.log, p is pages, sub p. So each time through this would say, first is home, second is about us, and so on.<text:line-break/>We're going to run this and then I'll explain this line. So we'll copy this, and switch back over to Chrome. Paste it in and run it, and there we go. First is home, second is about us, and so on. Now again, you cannot plan on these keys being in the order that you put them into the object. That's a very important point. So in your code, if the order in which the things come out of the object is important, use an array. You can always create an array of objects. Use whatever data structure you need to, but if order matters use an array.<text:line-break/>That's one thing. Now let's go back and look at this code a little more carefully. So I have this line here, if pages has own property p. So what I'm asking is, does this object, pages, have its own, that is an uninherited </text:span><text:soft-page-break/><text:span text:style-name="T1">property of p? So when I hit the first key, I'm checking to make sure that this is a property that is not inherited on this object. That is, it's a property I set myself, essentially. Without getting too esoteric, and making you drop off to sleep, JavaScript is an object oriented language that uses a model called prototypal inheritance.<text:line-break/>And basically, for our purposes right now, what that means is the language can be modified very deeply, and an object like this could have inherited properties that other parts of the code have inserted that might show up when you try to enumerate over it, like this. And so, using this has own property line is your way of safeguarding yourself against enumerating over things that you didn't mean to. As I say, the details of this are a little on the esoteric side, and there's certainly a lot of code out there where you won't run into this problem at all. But if you're going to be enumerating over an object, it's pretty important to include this check.<text:line-break/>So just file that away, and know that it's something to look out for. And if you ever see it, you'll know what it means. Si that is how you can use the enumerative fore loop, to iterate over an object or, even an array</text:span><text:line-break/></text:p>
        </text:list-item>
      </text:list>
      <text:p text:style-name="P4">5.3 While loops</text:p>
      <text:list xml:id="list1042701460617963415" text:style-name="L35">
        <text:list-item>
          <text:p text:style-name="P34"><text:line-break/></text:p>
        </text:list-item>
      </text:list>
      <text:h text:style-name="P53" text:outline-level="1">6.0 Functions</text:h>
      <text:p text:style-name="P3">6.1 Basic functions</text:p>
      <text:list xml:id="list7924299260896533032" text:style-name="L36">
        <text:list-item>
          <text:p text:style-name="P36"><text:line-break/></text:p>
        </text:list-item>
      </text:list>
      <text:p text:style-name="P3">6.2 Basic uses of functions</text:p>
      <text:list xml:id="list7182047472454020115" text:style-name="L37">
        <text:list-item>
          <text:p text:style-name="P37"><text:line-break/></text:p>
        </text:list-item>
      </text:list>
      <text:p text:style-name="P3">6.3 More on arguments</text:p>
      <text:list xml:id="list3663485029632542812" text:style-name="L38">
        <text:list-item>
          <text:p text:style-name="P38"><text:line-break/></text:p>
        </text:list-item>
      </text:list>
      <text:p text:style-name="P3">6.4 Objects, references, and functions</text:p>
      <text:list xml:id="list2293023413149351066" text:style-name="L39">
        <text:list-item>
          <text:p text:style-name="P39"><text:line-break/></text:p>
        </text:list-item>
      </text:list>
      <text:list xml:id="list822679210636966375" text:style-name="L40">
        <text:list-item>
          <text:list>
            <text:list-item>
              <text:p text:style-name="P40">Functions are objects</text:p>
            </text:list-item>
          </text:list>
        </text:list-item>
      </text:list>
      <text:list xml:id="list3398419828895754576" text:style-name="L41">
        <text:list-item>
          <text:list>
            <text:list-item>
              <text:p text:style-name="P41"><text:line-break/></text:p>
            </text:list-item>
          </text:list>
        </text:list-item>
      </text:list>
      <text:p text:style-name="P1"/>
      <text:h text:style-name="P53" text:outline-level="1">7.0 What did you learn</text:h>
      <text:p text:style-name="P7">7.1 Understanding the variable scop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roxima-nova" svg:font-family="proxima-nova, quo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chie Compton</meta:initial-creator>
    <meta:creation-date>2018-10-03T13:36:40.37</meta:creation-date>
    <dc:date>2018-10-18T14:45:40.64</dc:date>
    <dc:creator>Archie Compton</dc:creator>
    <meta:editing-duration>PT5H11M32S</meta:editing-duration>
    <meta:editing-cycles>11</meta:editing-cycles>
    <meta:generator>OpenOffice/4.1.5$Win32 OpenOffice.org_project/415m1$Build-9789</meta:generator>
    <meta:document-statistic meta:table-count="0" meta:image-count="0" meta:object-count="0" meta:page-count="24" meta:paragraph-count="85" meta:word-count="25547" meta:character-count="135057"/>
  </office:meta>
</office:document-meta>
</file>